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813in" fo:margin-left="-0.0813in" fo:margin-right="0.0056in" table:align="margins"/>
    </style:style>
    <style:style style:name="តារាង1.A" style:family="table-column">
      <style:table-column-properties style:column-width="0.7104in" style:rel-column-width="4240*"/>
    </style:style>
    <style:style style:name="តារាង1.B" style:family="table-column">
      <style:table-column-properties style:column-width="1.0417in" style:rel-column-width="6218*"/>
    </style:style>
    <style:style style:name="តារាង1.C" style:family="table-column">
      <style:table-column-properties style:column-width="0.434in" style:rel-column-width="2590*"/>
    </style:style>
    <style:style style:name="តារាង1.D" style:family="table-column">
      <style:table-column-properties style:column-width="0.9118in" style:rel-column-width="5442*"/>
    </style:style>
    <style:style style:name="តារាង1.E" style:family="table-column">
      <style:table-column-properties style:column-width="0.5903in" style:rel-column-width="3523*"/>
    </style:style>
    <style:style style:name="តារាង1.F" style:family="table-column">
      <style:table-column-properties style:column-width="0.9458in" style:rel-column-width="5646*"/>
    </style:style>
    <style:style style:name="តារាង1.G" style:family="table-column">
      <style:table-column-properties style:column-width="4.15in" style:rel-column-width="24768*"/>
    </style:style>
    <style:style style:name="តារាង1.H" style:family="table-column">
      <style:table-column-properties style:column-width="1.1208in" style:rel-column-width="6690*"/>
    </style:style>
    <style:style style:name="តារាង1.I" style:family="table-column">
      <style:table-column-properties style:column-width="1.0757in" style:rel-column-width="6418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background-color="#ffffff"/>
    </style:style>
    <style:style style:name="T3" style:family="text">
      <style:text-properties fo:background-color="#ffff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fo:background-color="#ffffff" style:font-size-asian="11pt" style:font-size-complex="11pt"/>
    </style:style>
    <style:style style:name="T7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8" style:family="text">
      <style:text-properties style:font-name="Khmer OS" fo:font-size="11pt" fo:background-color="#ffffff" style:font-size-asian="11pt" style:font-name-complex="Khmer OS" style:font-size-complex="11pt"/>
    </style:style>
    <style:style style:name="T9" style:family="text">
      <style:text-properties style:font-name-complex="Khmer O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ដ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្យញ្ជនៈ​ទី ១ ក្នុង​វគ្គ​ទី ៣ ជា​មុទ្ធជៈ មាន​សំឡេង​កើត​ក្នុង​ក្បាល ។ សំ. បា. ត៎ៈ; បែប​ខ្មែរ ដៈ ឬ ត៎ៈ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១</text:p>
          </table:table-cell>
          <table:table-cell table:style-name="តារាង1.A2" office:value-type="string">
            <text:p text:style-name="P5">ដ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ទី​ចម្លង, កំពង់​ចម្លង : កំពង់​ដ ។ ទូក​សម្រាប់​ចម្លង​នៅ​កំពង់​នោះ​ក៏​ហៅ ដ ដែរ : ទូក​ដ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២</text:p>
          </table:table-cell>
          <table:table-cell table:style-name="តារាង1.A2" office:value-type="string">
            <text:p text:style-name="P5">ដ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ដែល, ដែល​ជា; ពាក្យ​ជា​វិសេសនៈ, មាន​សំឡេង​ខ្លី​កំបុត​ សម្រាប់​និយាយ​ផ្សំ​នឹង​គុណនាម ប្រើ​រៀង​របៀប​ត្រង់​ខាង​ដើម​គុណនាម​ដែល​គួរ​ប្រកប​ជា​មួយ​ផង​បាន : ធម៌​ដ៏​បវរ, ទ្រព្យ​ដ៏​ប្រសើរ។ មិន​ប្រើ​ជា​វិសេសនៈ​ចំពោះ​មនុស្ស​សត្វ​ផង​ទេ កុំ​ប្រើ​ជា មនុស្ស​ដ៏​ស្រែ, ដ៏​ចម្ការ; ត្រូវ​ប្រើ​ពាក្យ​ថា : មនុស្ស​អ្នក​ស្រែ, អ្នក​ចម្ការ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៣</text:p>
          </table:table-cell>
          <table:table-cell table:style-name="តារាង1.A2" office:value-type="string">
            <text:p text:style-name="P5">ដ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រដក, ធ្វើ​ឲ្យ​ឃ្លាត​ចេញ, ធ្វើ​ឲ្យ​ផុត : ដក​ស្មៅ, ដក​សំណាប, ដក​ឃ្លា <text:s/>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៤</text:p>
          </table:table-cell>
          <table:table-cell table:style-name="តារាង1.A2" office:value-type="string">
            <text:p text:style-name="P5">ដកខិ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តូច​មាន​ផ្កា​សម្រាប់​ដាំ​ក្នុង​ផើង​ប្រើ​ជា​គ្រឿង​តាំង ឬ​ដាំ​ក្នុង​សួន; ដកខិម​មាន ៣ ប្រភេទ​គឺ ដកខិម​ក្រហម, ដកខិម​លឿង, ដកខិម​ស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កខិម​ក្រហម ដកខិម​លឿង ដកខិម​ស </text:p>
          </table:table-cell>
        </table:table-row>
        <table:table-row>
          <table:table-cell table:style-name="តារាង1.A2" office:value-type="string">
            <text:p text:style-name="P4">៣៧៤៥</text:p>
          </table:table-cell>
          <table:table-cell table:style-name="តារាង1.A2" office:value-type="string">
            <text:p text:style-name="P5">ដកគាំ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ដ្ចកគាំ អ. ថ. ដកខាំ) ឈ្មោះ​ផ្កា​ពណ៌​ក្រហម​ស្រគាំ​ប្រើ​ជា​គ្រឿង​ជ្រលក់ : សំពត់​ជ្រលក់​ដកគាំ ។ មាន​មួយ​ប្រភេទ​ផ្សេង​ទៀត​ជា​គ្រាប់ : គ្រាប់​ដកគា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៦</text:p>
          </table:table-cell>
          <table:table-cell table:style-name="តារាង1.A2" office:value-type="string">
            <text:p text:style-name="P5">ដកចន្ទន៍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-ច័ន</text:p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ផ្កា​ចន្ទន៍) ឈ្មោះ​ក្បាច់​មាន​សណ្ឋាន​មូល​ឆែក​ៗ : ក្បាច់​ដកចន្ទន៍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៧</text:p>
          </table:table-cell>
          <table:table-cell table:style-name="តារាង1.A2" office:value-type="string">
            <text:p text:style-name="P5">ដកទ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ពាក្យ​ទ្រគោះ​ប្រើ​ដោយ​ជេរ​ប្រមាទ​មើល​ងាយ​ទៅ​លើ​រូប​ស្ត្រី : មេ​ដកទង, មេ​ចោរ​ដកទង ។ ពាក្យ​នេះ​ក្លាយ​មក​ពី​ភាសា​សៀម​ថា <text:s/>ដ្ចកទ្ចង <text:s/>អ. ថ. ដកថង “ផ្កា​មាស” (ស្រី​ផ្កា​មាស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៨</text:p>
          </table:table-cell>
          <table:table-cell table:style-name="តារាង1.A2" office:value-type="string">
            <text:p text:style-name="P5">ដកព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មាន​សាច់​ស្វិត; និយាយ​ក្លាយ​ថា ដក់ព ក៏​ម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៤៩</text:p>
          </table:table-cell>
          <table:table-cell table:style-name="តារាង1.A2" office:value-type="string">
            <text:p text:style-name="P5">ដកពា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វល្លិ​ធំ​មួយ​ប្រភេទ មាន​ផ្លែ​ប្រើ​ជា​អាហារ​បាន; ហៅ​ក្លាយ​ជា ដក់ពាយ <text:s/>ក៏​ម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០</text:p>
          </table:table-cell>
          <table:table-cell table:style-name="តារាង1.A2" office:value-type="string">
            <text:p text:style-name="P5">ដកម៉ៃ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<text:span text:style-name="T3">ដ្ចកមៃ</text:span><text:span text:style-name="T2"> អ.</text:span> ថ. ដកម៉ាយ់ <text:s/>ផ្កា​ឈើ) ឈ្មោះ​ឈើ​ពួក​ជម្ពូ មាន​ផ្លែ​ក្លិន​ក្រអូប ប្រើ​ជា​អាហា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១</text:p>
          </table:table-cell>
          <table:table-cell table:style-name="តារាង1.A2" office:value-type="string">
            <text:p text:style-name="P5">ដក់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ាក់​អ្វី​ៗ ក្នុង​ថ្នក់ : ដក់​ផ្លែ​ត្របែក ។ តាំង​នៅ, មាន​នៅ : ទឹក​ដក់​ក្នុង​ថ្លុ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២</text:p>
          </table:table-cell>
          <table:table-cell table:style-name="តារាង1.A2" office:value-type="string">
            <text:p text:style-name="P5">ដក់ដឿ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ង្កូវ​នាង​ដែល​គេ​ស្ងោរ​ស្រាវ​យក​សរសៃ​សូត្រ​រួច​ហើយ ។</text:p>
          </table:table-cell>
          <table:table-cell table:style-name="តារាង1.D2" office:value-type="string">
            <text:p text:style-name="P6">ដឹកដឿ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៣</text:p>
          </table:table-cell>
          <table:table-cell table:style-name="តារាង1.A2" office:value-type="string">
            <text:p text:style-name="P5">ដង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ូក​កោយ​យក​អ្វី​ៗ ពី​ក្នុង​ទឹក; ឬ​កោយ​យក​ទឹក : ដង​ត្រី, ដង​ទឹក <text:s/>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ៃ​តំណ​គ្រឿង​ប្រដាប់​អ្វី​ៗ សម្រាប់​ចាប់​កាន់​មាន ដង​កាំបិត, ដង​ចប ជាដើម ។ បង្គោល, សសរ​វែង​ដែល​ដាំ​បញ្ឈរ​សម្រាប់​ចង​បង្ហូត​ទង់, គោម, 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៣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ា, កាល : មួយ​ដង <text:s/>(ក្លាយ​មក​ជា​ម្ដង); ពីរ​ដង ។ ដង​ណោះ <text:s/>(ដង​នោះ) គឺ​គ្រា​នោះ, កាល​នោះ (ម. ព. នោះ 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៤</text:p>
          </table:table-cell>
          <table:table-cell table:style-name="តារាង1.A2" office:value-type="string">
            <text:p text:style-name="P5">ដង​កញ្ចា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ឬ​ឫស្សី​សម្រាប់​អប​អន្ទាក់​ព្រ័ត្រ​លូក​ទាក់​ជើង​ដំរី​ព្រៃ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៥</text:p>
          </table:table-cell>
          <table:table-cell table:style-name="តារាង1.A2" office:value-type="string">
            <text:p text:style-name="P5">ដង​កន្ទុ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តួ​កន្ទុយ​នៃ​សត្វ​ចតុប្បាទ​ប្រភេទ​ខ្លះ​មាន គោ, ក្របី​ជាដើម ដែល​មាន​សក់​កន្ទុយ​ដុះ​នៅ​ខាង​ចុង (ម. ព. វាលៈ; វាលធិ និង សក់​កន្ទុយ 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៦</text:p>
          </table:table-cell>
          <table:table-cell table:style-name="តារាង1.A2" office:value-type="string">
            <text:p text:style-name="P5">ដង​កាំបិ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ឆ្ឆឹង​ពីរ​កំណាត់​ក្នុង​រាង​កាយ​នៃ​មនុស្ស, នៅ​ត្រង់​ក្រោម-ក ត​ពី​ឆ្ឆឹង​ទ្រូង ជាប់​នឹង​ឆ្អឹង​ស្ម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៧</text:p>
          </table:table-cell>
          <table:table-cell table:style-name="តារាង1.A2" office:value-type="string">
            <text:p text:style-name="P5">ដង​ក្ដា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រចនា​គ្រឹហា មាន​សណ្ឋាន​ជា​តួ​ខ្លួន​នាគ ប្រើ​ដាក់​ភ្ជាប់​ពី​គល់​ជហ្វា​មក​ភ្ជាប់​នឹង​នាគ​សន្លឹក ជា​គ្រឿង​វិហារ​ឬ​ប្រាសាទ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៨</text:p>
          </table:table-cell>
          <table:table-cell table:style-name="តារាង1.A2" office:value-type="string">
            <text:p text:style-name="P5">ដង​ខ្ទែ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ត្រី​ស្រកា​មួយ​ប្រភេទ រាង​សំប៉ែត​ខ្លួន​វែង មាន​ឆ្អឹង​វែង​ៗ​បណ្ដោយ​តាម​ខ្លួ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៥៩</text:p>
          </table:table-cell>
          <table:table-cell table:style-name="តារាង1.A2" office:value-type="string">
            <text:p text:style-name="P5">ដង​គោ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ង​សម្រាប់​បង្ហូត​គោ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០</text:p>
          </table:table-cell>
          <table:table-cell table:style-name="តារាង1.A2" office:value-type="string">
            <text:p text:style-name="P5">ដង​ដឹ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: មើម​ដង​ដឹង ។ ឈ្មោះ​ប្រទាល​មួយ​ប្រភេទ <text:s/>មើម​មាន​រស​ពុល ។ អ្នក​ស្រុក​ខ្លះ​ហៅ ស្លែង​ដង​ដឹង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១</text:p>
          </table:table-cell>
          <table:table-cell table:style-name="តារាង1.A2" office:value-type="string">
            <text:p text:style-name="P5">ដងដោ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, ដែក, ឫស្សី លយ​ពី​មាត់​ច្រាំង ឬ​គែម​ទូក, គែម​កប៉ាល់, សម្រាប់​ទប់ សម្រាប់​យួ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២</text:p>
          </table:table-cell>
          <table:table-cell table:style-name="តារាង1.A2" office:value-type="string">
            <text:p text:style-name="P5">ដង​ណោះ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--ណុះ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ពាក្យ​ប្រាប់​កាល, គ្រា​ដែល​កន្លង​ទៅ​ហើយ (គ្រា​នោះ, កាល​នោះ ); សម្រាប់​ប្រើ​តែ​ក្នុង​កាព្យ ឬ ពំនោល​ល្ខោន : ដង​ណោះ​កុម្ភណ្ឌយក្សា ចរ​ចេញ​យាត្រា កម្លា​សប្បាយ​ក្នុង​ព្រៃ ។ ពាក្យ​ផ្ទុយ : ដង​ណា ។</text:p>
          </table:table-cell>
          <table:table-cell table:style-name="តារាង1.D2" office:value-type="string">
            <text:p text:style-name="P6">ដង​នោះ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៣</text:p>
          </table:table-cell>
          <table:table-cell table:style-name="តារាង1.A2" office:value-type="string">
            <text:p text:style-name="P5">ដង​បង្ហួរ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ង​សរសៃ​ធំ​ជា​បំពង់​បស្សាវៈ នៃ​មនុស្ស ឬ​សត្វ​ចតុប្បាទ​ពួក​ខ្លះ ។</text:p>
          </table:table-cell>
          <table:table-cell table:style-name="តារាង1.D2" office:value-type="string">
            <text:p text:style-name="P6">ទង​បង្ហួរ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៤</text:p>
          </table:table-cell>
          <table:table-cell table:style-name="តារាង1.A2" office:value-type="string">
            <text:p text:style-name="P5">ដង​ព្រៃ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ួរ​ព្រៃ​ឬ​តួ​បណ្ដោយ​ព្រៃ : ដើរ​កម្សាន្ត​តាម​ដង​ព្រៃ (បា. វន​សណ្ឌ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៥</text:p>
          </table:table-cell>
          <table:table-cell table:style-name="តារាង1.A2" office:value-type="string">
            <text:p text:style-name="P5">ដង​ភ្នំ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ួរ​ភ្នំ ឬ​តួ​បណ្ដោយ​ភ្នំ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៦៦</text:p>
          </table:table-cell>
          <table:table-cell table:style-name="តារាង1.A2" office:value-type="string">
            <text:p text:style-name="P5">ដង​រែក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ឬ​ឫស្សី​ជា​ដង​សម្រាប់​រែក ។ ឈ្មោះ​ភ្នំ​មួយ​នៅ​ទិស​ឧត្តំរ​ប្រទេស​កម្ពុជា : ភ្នំ​ដង​រែក ។</text:p>
          </table:table-cell>
          <table:table-cell table:style-name="តារាង1.D2" office:value-type="string">
            <text:p text:style-name="P6">ដង​រ៉ែក</text:p>
          </table:table-cell>
          <table:table-cell table:style-name="តារាង1.I2" office:value-type="string">
            <text:p text:style-name="P7">ភ្នំ​ដង​រែក </text:p>
          </table:table-cell>
        </table:table-row>
        <table:table-row>
          <table:table-cell table:style-name="តារាង1.A2" office:value-type="string">
            <text:p text:style-name="P4">៣៧៦៧</text:p>
          </table:table-cell>
          <table:table-cell table:style-name="តារាង1.A2" office:value-type="string">
            <text:p text:style-name="P5">ដង​ស្ទ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2">តួ​បណ្ដោយ​ស្ទឹង : ដើរ​តាម​ដង​ស្ទឹង​ស្ងាត់​ត្រឈឹង​ម្លប់​ត្រឈៃ​ស្រមៃ​នឹក...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4">៣៧៦៨</text:p>
          </table:table-cell>
          <table:table-cell table:style-name="តារាង1.A2" office:value-type="string">
            <text:p text:style-name="P5">ដង្ក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2">ប្រដាប់​ធ្វើ​ដោយ​ដែក​មាន​ផ្នែក​ពីរ ដាក់​ខ្វែង​ប្រទាក់​គ្នា​ជា​ចម្ពាម អាច​កម្រើក​វិល​បាន​ដោយ​ភ្លៅ​មួយ​ត្រង់​កណ្ដាល សម្រាប់​ចាប់​ឬ​ដក​ដែក​គោល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12"/>
          </table:table-cell>
        </table:table-row>
        <table:table-row>
          <table:table-cell table:style-name="តារាង1.A2" office:value-type="string">
            <text:p text:style-name="P4">៣៧៦៩</text:p>
          </table:table-cell>
          <table:table-cell table:style-name="តារាង1.A2" office:value-type="string">
            <text:p text:style-name="P5">ដង្កា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ធ្វើ​ដោយ​ឈើ​ឬ​ឫស្សី​តូច​វែង​មាន​ចុង​រាង​ង​ក្ងក់ សម្រាប់​ថ្ពក់​កាវ​ទាញ​មែក​ឈើ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០</text:p>
          </table:table-cell>
          <table:table-cell table:style-name="តារាង1.A2" office:value-type="string">
            <text:p text:style-name="P5">ដង្ក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ល្អិត​ពួក​សត្វ​វារ, សត្វ​លូន ឥត​ជើង​ខ្លះ មាន​ជើង​ខ្លះ : ដង្កូវ​បាក់​ខ្នង, ដង្កូវ​ដឹក​ឧស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ង្កូវ​បាក់​ខ្នង​ ដង្កូវ​ដឹក​ឧស </text:p>
          </table:table-cell>
        </table:table-row>
        <table:table-row>
          <table:table-cell table:style-name="តារាង1.A2" office:value-type="string">
            <text:p text:style-name="P4">៣៧៧១</text:p>
          </table:table-cell>
          <table:table-cell table:style-name="តារាង1.A2" office:value-type="string">
            <text:p text:style-name="P5">ដង្ក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ល្អិត​ពួក​ចៃ តែង​ខាំ​មនុស្ស​សត្វ : សារិកា​កែវ​ក្របី​ទំ​លើ​ខ្នង​គោ​ចឹក​ដង្កែ​ស៊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២</text:p>
          </table:table-cell>
          <table:table-cell table:style-name="តារាង1.A2" office:value-type="string">
            <text:p text:style-name="P5">ដង្ក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ផ្លែ​មូល​ៗ​មាន​រស​ចត់​សម្រាប់​ប្រើ​ជា​គ្រឿង​ជ្រលក់ ឬ​យក​មក​កែ​ផ្សំ​ធ្វើ​ជា​អាហារ​ក៏​បាន : ផ្លែ​ដង្កោ​ទុំ​ក្រហម​ប្រា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៣</text:p>
          </table:table-cell>
          <table:table-cell table:style-name="តារាង1.A2" office:value-type="string">
            <text:p text:style-name="P5">ដង្កោ​ខ្មោ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មួយ​ប្រភេទ ស្លឹក​ស្រដៀង​នឹង​ដង្កោ ផ្លែ​តូច​ៗ មាន​រស​ចត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៤</text:p>
          </table:table-cell>
          <table:table-cell table:style-name="តារាង1.A2" office:value-type="string">
            <text:p text:style-name="P5">ដង្ខ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ចិ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8">(តាំងខៅ) មេ​ជំនួញ (គហបតី​រង​ឬ អនុ​គហបតី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៥</text:p>
          </table:table-cell>
          <table:table-cell table:style-name="តារាង1.A2" office:value-type="string">
            <text:p text:style-name="P5">ដង្គ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ំណាត់​ឈើ​ដែល​សល់​ពី​គេ​កាត់ ឬ​បាក់​ជាប់​នៅ​នឹង​គល់ : ដង្គត់​ឈើ <text:s/>។</text:p>
          </table:table-cell>
          <table:table-cell table:style-name="តារាង1.D2" office:value-type="string">
            <text:p text:style-name="P6">ទង្គត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៦</text:p>
          </table:table-cell>
          <table:table-cell table:style-name="តារាង1.A2" office:value-type="string">
            <text:p text:style-name="P5">ដង្គ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ខ្សែ​ផ្ដៅ​វេញ​ទាំង​មូល សម្រាប់​ចង​រឹត​កូប​ឬ​រយាង, ញ៉ែង ព័ទ្ធ​តាម​ទ្រូង​ដំរ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៧</text:p>
          </table:table-cell>
          <table:table-cell table:style-name="តារាង1.A2" office:value-type="string">
            <text:p text:style-name="P5">ដង្គោ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ទ្រលោម, ថ្គោល : ផ្សែង​ហុយ​ដង្គោល ។</text:p>
          </table:table-cell>
          <table:table-cell table:style-name="តារាង1.D2" office:value-type="string">
            <text:p text:style-name="P6">ទង្គោ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៨</text:p>
          </table:table-cell>
          <table:table-cell table:style-name="តារាង1.A2" office:value-type="string">
            <text:p text:style-name="P5">ដង្គុ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ព្រៃ​ដែល​ស្រោង​ត្រសុំ​ត្រសាយ; ដែល​មើល​ទៅ​ឃើញ​ស្រោង​ត្រសុំ​ហាក់​ដូច​គេ​ចង​ផ្គុំ : ដង្គុំ​ព្រៃ, ព្រៃ​ដង្គុំ <text:s/>។</text:p>
          </table:table-cell>
          <table:table-cell table:style-name="តារាង1.D2" office:value-type="string">
            <text:p text:style-name="P6">ទង្គុំ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៧៩</text:p>
          </table:table-cell>
          <table:table-cell table:style-name="តារាង1.A2" office:value-type="string">
            <text:p text:style-name="P5">ដង្វិ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ង់វ៉ិន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ត្រិះរិះ; ជញ្ជឹង, គ្នេរគ្នាន់, ស្ទង់​មើល (ព. បុ.) : ត្រូវ​ដង្វិន​មើល​រួច​សិន​សឹម​ធ្វើ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០</text:p>
          </table:table-cell>
          <table:table-cell table:style-name="តារាង1.A2" office:value-type="string">
            <text:p text:style-name="P5">ដង្ហក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ក​ដង្ហើម​ញាប់​ដោយ​ហប​ណាស់, ហត់​ខ្លាំង​ណាស់ : ដង្ហក់​ញាប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ឈើ​ឬ​ឫស្សី​ទន់​រលាស់​បាន សម្រាប់​បិទ​ដី​ស្អិត ឬ​ថ្កៀប​គ្រាប់, ផ្លែ​អ្វី​ៗ​ដែល​មូល ចោល​គ្រវែង​ផ្លោង​បង្អើល​សត្វ : ចោល​ដង្ហក់​បង្អើល​ចាប​កុំ​ឲ្យ​ស៊ី​ស្រូវ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១</text:p>
          </table:table-cell>
          <table:table-cell table:style-name="តារាង1.A2" office:value-type="string">
            <text:p text:style-name="P5">ដង្ហ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ហត់​ដក​ដង្ហើម​យោល​ៗ ដោយ​រហាក់​ខ្លាំង : ខំ​រត់​លឿន​ខ្លាំង​ទាល់​តែ​ដង្ហាក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២</text:p>
          </table:table-cell>
          <table:table-cell table:style-name="តារាង1.A2" office:value-type="string">
            <text:p text:style-name="P5">ដង្ហ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តូច ស្លឹក​ប្រើ​ជា​ថ្នាំ​ស្រែង, ដើម​និង​ផ្លែ​ប្រើ​ជា​ថ្នាំ​បញ្ចុះ; <text:s/>(ដង្ហិត​ធំ); មាន​ដង្ហិត​មួយ​ប្រភេទ​ទៀត​ហៅ​ថា ដង្ហិត​ខ្មោច ដើម​តូច ស្លឹក​ក៏​តូ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៣</text:p>
          </table:table-cell>
          <table:table-cell table:style-name="តារាង1.A2" office:value-type="string">
            <text:p text:style-name="P5">ដង្ហ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ខ្យល់​ដែល​មនុស្ស ឬ​សត្វ​ដក​ចេញ​ចូល : មួយ​ដង្ហើម (មួយ​ខណៈ​តូច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៤</text:p>
          </table:table-cell>
          <table:table-cell table:style-name="តារាង1.A2" office:value-type="string">
            <text:p text:style-name="P5">ដង្ហ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ឬ កិ. វិ.</text:p>
          </table:table-cell>
          <table:table-cell table:style-name="តារាង1.D2" office:value-type="string">
            <text:p text:style-name="P7">រៀបរៀង​គ្នា​ជា​ជួរ​តាម​មុន​ក្រោយ​មើល​ទៅ​ឃើញ​មាន​របៀប​ហូរហែ : ដើរ​ដង្ហែ​គ្នា​រជ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៥</text:p>
          </table:table-cell>
          <table:table-cell table:style-name="តារាង1.A2" office:value-type="string">
            <text:p text:style-name="P5">ដង្ហោ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ង្កូក​ហៅ​ពី​ចម្ងាយ : ស្រែក​ដង្ហោយ, ដង្ហោយ​ហ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៦</text:p>
          </table:table-cell>
          <table:table-cell table:style-name="តារាង1.A2" office:value-type="string">
            <text:p text:style-name="P5">ដដុ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ុស​រឿយ​ៗ, កកិត​រឿយ​ៗ : ក្របី​ដដុស​បង្គោល​ក្នុង​ក្រោល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៧</text:p>
          </table:table-cell>
          <table:table-cell table:style-name="តារាង1.A2" office:value-type="string">
            <text:p text:style-name="P5">ដដែ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តែ​បទ ១, តែ​ទី ១, ដូច​ដើម, ដូច​មុន; ដូច​ពាក្យ​ថា ធ្វើ​ដដែល​ៗ, នៅ​កន្លែង​ដដែល, និយាយ​ធម៌​ដដែល​ដូច​ពី​មុន ។</text:p>
          </table:table-cell>
          <table:table-cell table:style-name="តារាង1.D2" office:value-type="string">
            <text:p text:style-name="P6">ដូចដែល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៨</text:p>
          </table:table-cell>
          <table:table-cell table:style-name="តារាង1.A2" office:value-type="string">
            <text:p text:style-name="P5">ដណ្ដ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គ្រប​ខ្លួន​ដោយ​សំពត់ : ដណ្ដប់​សំពត់, ដណ្ដប់​ភួយ, ដណ្ដប់​ក្រមា ។ ដើរ​ឬ​បោល​បៀត​ខ្លួន​ប៉ះ​ទប់​នឹង​ទូក​រទេះ (គោ) : អា​មួយ​ខាង​ឆ្វេង ចេះ​តែ​ដណ្ដប់​ទូក​រទេ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៨៩</text:p>
          </table:table-cell>
          <table:table-cell table:style-name="តារាង1.A2" office:value-type="string">
            <text:p text:style-name="P5">ដណ្ដ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ាក​សួរ​ឲ្យ​ដឹង ។ ធ្វើ​របៀប​ចង​ពន្ធ, ចង​ស្ពាន​មេត្រី ក្នុង​ការ​ផ្សំផ្គុំ​កូន​ប្រុស​ស្រី មុន​រៀប​មង្គល​ការ​អាពាហ៍ពិពាហ៍ : ដណ្ដឹង​កូន​ក្រមុំ ដើម្បី​កូន​កំល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០</text:p>
          </table:table-cell>
          <table:table-cell table:style-name="តារាង1.A2" office:value-type="string">
            <text:p text:style-name="P5">ដណ្ដ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ជែង​យក, ប្រឹង​យក​ឈ្នះ : ដណ្ដើម​ដើរ​មុន, ដណ្ដើម​អីវ៉ាន់​គ្នា, ដណ្ដើម​ជជែក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១</text:p>
          </table:table-cell>
          <table:table-cell table:style-name="តារាង1.A2" office:value-type="string">
            <text:p text:style-name="P5">ដណ្ដ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ម្អិន​បាយ : ដណ្ដាំ​បា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២</text:p>
          </table:table-cell>
          <table:table-cell table:style-name="តារាង1.A2" office:value-type="string">
            <text:p text:style-name="P5">ដទ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សព្វ, ឯ​ទៀត, ក្រៅ​អំពី : អ្នក​ដទៃ, មនុស្ស​ដទៃ, ជន​ដទៃ, រឿង​ដទៃ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៣</text:p>
          </table:table-cell>
          <table:table-cell table:style-name="តារាង1.A2" office:value-type="string">
            <text:p text:style-name="P5">ដន្ល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ញាតិ​ដោយ​ចង​ពន្ធ; ពាក្យ​សម្រាប់​មាតា​និង​មាតា, បិតា​និង​បិតា​ ឬ​មាតា​និង​បិតា របស់​កូន​ប្រសា​ប្រុស​ស្រី ហៅ​គ្នា​ទៅ​វិញ​ទៅ​មក​ : ឱ​ដន្លង​មក៍ ! ដន្លង​ដង​ស្នែង <text:s/>ដន្លង​ស្និទ្ធ​ជិត (ដូច​គេ​សែង​ស្នែង​​ជា​មួយ​គ្នា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៤</text:p>
          </table:table-cell>
          <table:table-cell table:style-name="តារាង1.A2" office:value-type="string">
            <text:p text:style-name="P5">ដន្ល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្លង​សម្រាប់​ដាក់​ក្រមួន​មាត់ : ដន្លាប់​ភ្លុ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៥</text:p>
          </table:table-cell>
          <table:table-cell table:style-name="តារាង1.A2" office:value-type="string">
            <text:p text:style-name="P5">ដ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ំពង់​ធ្វើ​ដោយ​ដី ឬ​ធ្វើ​ដោយ​កែវ​ជាដើម, មាន​បាត​មាន-ក សម្រាប់​ដាក់​របស់​រាវ : ដប​សុរា, ដប​ប្រេង 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៦</text:p>
          </table:table-cell>
          <table:table-cell table:style-name="តារាង1.A2" office:value-type="string">
            <text:p text:style-name="P5">ដប​ទៀ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ប្រហារ​ធ្វើ​ដោយ​ដែក មាន​សណ្ឋាន​ដូច​មាក់​សាន់ តែ​គ្មាន​ហៀន, ដង​វែ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៧</text:p>
          </table:table-cell>
          <table:table-cell table:style-name="តារាង1.A2" office:value-type="string">
            <text:p text:style-name="P5">ដ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 សំ.</text:p>
          </table:table-cell>
          <table:table-cell table:style-name="តារាង1.D2" office:value-type="string">
            <text:p text:style-name="P7">ចំនួន ៥ ពីរ​ដង ឬ​ពីរ ៥ ដង (១០) ។ ដប់​នាក់​អន្សម​ខ្លោច (ព. ទ. បុ.) គ្នា​ច្រើន​ឥត​ប្រយោជន៍​ធ្វើ​ការ​មិន​ចម្រើ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៨</text:p>
          </table:table-cell>
          <table:table-cell table:style-name="តារាង1.A2" office:value-type="string">
            <text:p text:style-name="P5">ដ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ឹក​ថ្លា​ដែល​កើត​នៅ​ក្នុង​ផ្កា, ឬ​ទឹក​ដែល​ជោរ​ក្នុង​វត្ថុ​ផ្អែម​ផ្សេង​ៗ​ឡើង​រលោង; <text:s/>ច្រើន​និយាយ​ថា ទឹក​ដម <text:s/>(ស. ដ្ចម អ. ថ. ដម ន. “គ្រឿង​ក្រអូប”; កិ. “ហិត”; “ផង, ដែរ”) ។ សូរ​សព្ទ​ក្រអួន​ពីរោះ : សំឡេង​មាន​ទឹក​ដ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៧៩៩</text:p>
          </table:table-cell>
          <table:table-cell table:style-name="តារាង1.A2" office:value-type="string">
            <text:p text:style-name="P5">ដ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អំពី​រោគ​ដែល​រើ​ឡើង​ដោយ​ប៉ះ​ទង្គិច : ដំបៅ​ដរ, បូស​ដរ, ជាដើម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០</text:p>
          </table:table-cell>
          <table:table-cell table:style-name="តារាង1.A2" office:value-type="string">
            <text:p text:style-name="P5">ដរ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អាមណាម, ដាលរាល, សាយ​សុស ដោយ​និយាយ​ត​ៗ​គ្នា​ពី​មួយ​ទៅ​មួយ : រឿង​សម្ងាត់​ហ្នឹង ឥឡូវ​វា​ដរធរ​សាយសុស​អស់​ទៅ​ហ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១</text:p>
          </table:table-cell>
          <table:table-cell table:style-name="តារាង1.A2" office:value-type="string">
            <text:p text:style-name="P5">ដារ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៏រាប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រៀងរាប, ត្រឹម, កំណត់​ត្រឹម : ដរាប​ណា, ដរាប​ដល់​ថ្ងៃ​នេះ; ដរាប​ណា​ខ្ញុំ​នឹង​វិល​មក​ដល់​វិញ, ដរាប​នោះ​សឹម​យើង​នឹង​ទៅ​ជាមួយ​គ្នា; អ្នក​នៅ​ចាំ​ក្នុង​ទី​នេះ​ចុះ, ដរាប​ណា​តែ (ត្រាតែ) ខ្ញុំ​មក​ដល់​វិ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២</text:p>
          </table:table-cell>
          <table:table-cell table:style-name="តារាង1.A2" office:value-type="string">
            <text:p text:style-name="P5">ដល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អា. និ.</text:p>
          </table:table-cell>
          <table:table-cell table:style-name="តារាង1.D2" office:value-type="string">
            <text:p text:style-name="P7">ចំពោះ, ឆ្ពោះ​ត្រង់, សំដៅ​ឆ្ពោះ, ដែល​ផ្គង​ឆ្ពោះ; ដូច​ជា ពី​ម្សិល​មិញ​ខ្ញុំ​បាន​ឲ្យ​ប្រាក់​មួយ​រយ​រៀល​ដល់​វា​ហើយ; ខ្ញុំ​នឹក​ដល់​ម្ដាយ​ខ្ញុំ​ណាស់; គេ​ឲ្យ​ទាន​ដល់​ពួក​ស្មូម ។ សម្រាប់​ព្រះ​មហា​ក្សត្រិយ៍ និង​ឥស្សរ​ជន​ឯទៀត​ៗ, ត្រង់​ពាក្យ ដល់ នេះ ត្រូវ​ប្រើ​ពាក្យ​ ចំពោះ ឬ ឆ្ពោះ ជា​ជំនួស : សូម​ថ្វាយ​សាធុការ​ចំពោះ​ព្រះ​ករុណា ជា​ម្ចាស់​ជីវិត​លើ​ត្បូង...; សូម​ជូន​ពរ​ចំពោះ​អស់​លោក... ។ ដរាប​ទៅ​ទល់​នឹង : ចាំ​ដល់​ថ្ងៃ​ស្អែក​សឹម​យើង​ទៅ។ ចុះ​ដល់​ទៅ​អង្កាល់ ? ចាំ​ដល់​ទៅ​អង្កាល់​ក៏​បាន !; ចុះ​ស៊ី​ដល់​ណា​ទៅ​ទៀត ? ។ ល។ មួយ​ទៀត, ត្រង់​កន្លែង អា. និ. នៃ, កុំ​ប្រើ​ពាក្យ​ <text:s/>ដល់ <text:s/>ឧ. ព្រះ​អង្គ​ជា​ម្លប់​ដ៏​ត្រជាក់ ដល់​ប្រជា​ពលរដ្ឋ​ទាំងពួង; ត្រូវ​ប្រើ​ថា : ព្រះ​អង្គ​ជា​ម្លប់​ដ៏​ត្រជាក់​នៃ​ប្រជា​ពលរដ្ឋ​ទាំងពួង ដូច្នេះ​វិញ ដ្បិត នៃ ស្មើ​គ្នា​នឹង របស់ (ជា​ម្លប់​របស់)... ។ល។ គួរ​ពិនិត្យ​ឲ្យ​ហ្មត់ចត់ កុំ​ប្រើ​ដោយ​ច្រឡំ អា. និ. នូវ, ដល់ នឹង, នៃ ដោយ​អាស្រ័យ​សកម្ម​កិរិយា, អកម្ម​កិរិយា និង​សកម្មាកម្មកិរិយា ជាដើម ជា​គោល​ផង​ជា​ដរាប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ាន​សម្រេច, បាន​ទី​ដែល​ត្រូវ​ទៅ​មក : គេ​បាន​ទៅ​ដល់​ស្រុក​គេ​ហ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៣</text:p>
          </table:table-cell>
          <table:table-cell table:style-name="តារាង1.A2" office:value-type="string">
            <text:p text:style-name="P5">ដល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លោក​នេះ, ឥធលោក (ព. កា.) : ធម៌​នេះ​ដំបូន្មាន រួម​រក្សា​ប្រាណ​ ឲ្យ​បាន​ក្ដី​គាប់ ដលោក​បរលោក ហៅ​រស់​ពុំ​ស្លាប់ ធម៌​នេះ​ជា​ច្បាប់ ក្ដី​គាប់​បរិយាយ ។... (សាស្ត្រា​ច្បាប់ រាជនេតិ <text:s/>ជា​ព្រះ​និពន្ធ​នៃ​ព្រះ​រាជសម្ភារ) ។ ព. ផ្ទ. បរលោ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៤</text:p>
          </table:table-cell>
          <table:table-cell table:style-name="តារាង1.A2" office:value-type="string">
            <text:p text:style-name="P5">ដ៏​ហើ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ដែល​ធ្វើ​ដោយ, ដែល​ធ្វើ​អំពី, សម្រេច​មក​អំពី, សុទ្ធ​សឹង​តែ : ប្រាសាទ​ដ៏​ហើយ​ដោយ​ថ្ម (ប្រាសាទ​ដែល​គេ​សង់​ដោយ​ថ្ម, ដែល​គេ​យក​ថ្ម​ធ្វើ​គឺ​ប្រាសាទ​ថ្ម​សុទ្ធ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៥</text:p>
          </table:table-cell>
          <table:table-cell table:style-name="តារាង1.A2" office:value-type="string">
            <text:p text:style-name="P5">ដ៏​ឡុ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អង្វែង, យូរ : អស់​កាល​ដ៏ឡុង គឺ​អស់​កាល​ដ៏​យូរ​លង់ (ម. ព. លង់ កិ. ទៀត​ផង) ។</text:p>
          </table:table-cell>
          <table:table-cell table:style-name="តារាង1.D2" office:value-type="string">
            <text:p text:style-name="P6">ដ៏លង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៦</text:p>
          </table:table-cell>
          <table:table-cell table:style-name="តារាង1.A2" office:value-type="string">
            <text:p text:style-name="P5">ដ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ថ្ម) បន្ទះ​ថ្ម​ធំ​រាប​ដូច​ក្ដារ​បែន; និយាយ​ថា ថ្ម​ដ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៧</text:p>
          </table:table-cell>
          <table:table-cell table:style-name="តារាង1.A2" office:value-type="string">
            <text:p text:style-name="P5">ដាក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ន្ទាប​ចុះ, តម្កល់​លើ​ទី : ដាក់​អម្រែក, ដាក់​សៀវភៅ​លើ​តុ​សរសេរ។ រមូល​រអាក់​អើ ដោយ​បរិភោគ​ផ្លែ​ឈើ​ដែល​មាន​រស​ជូរ​ចត់។ ថយ​អំណាច, ថយ​ទ្រព្យ។ ដាក់​ការ​ឲ្យ​ធ្វើ ប្រគល់​ការ​ឲ្យ​ធ្វើ ។ ដាក់​ខ្លួន បន្ទន់​ខ្លួន, ថយ​រាសី។ ដាក់​គុក កាត់​ទោស​ឲ្យ​ជាប់​គុក ។ ដាក់​ចិត្ត <text:s/>ផ្គង, តម្រង់​ចិត្ត ។ ដាក់​មុខ​ចុះ <text:s/>សំយុង​មុខ​ចុះ។ ដាក់​រទេះ <text:s/>ដោះ​គោ​ឬ​ក្របី​ចេញ​ពី​នឹម​ហើយ​ចត​រទេះ ។ ដាក់​រាជ្យ <text:s/>ឈប់​លែង​សោយ​រាជ្យ។ កំញើញ​ដាក់ <text:s/>កំញើញ​ទៅ​រក។ ក្រញូវ​ដាក់ <text:s/>ធ្វើ​មុខ​ក្រញូវ​ទៅ​រក។ ក្រញើត​ដាក់ <text:s/>ពោល​ពាក្យ​ក្រញើត​ទៅ​រក។ ក្រឡូវ​ដាក់ <text:s/>សម្ដែង​អាការ​ក្រឡូវ​ទៅ​រក។ ញញឹម​ដាក់ <text:s/>ញញឹម​ទៅ​រក។ បោល​ដាក់ <text:s/>បោល​សំដៅ​ត្រង់​ទៅ​រក។ ស្ដោះ​ដាក់ <text:s/>ស្ដោះ​ទឹក​មាត់​លើ, ស្ដោះ​ទឹក​មាត់​ទៅ​ក្នុង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រង៉ាប់​រងើ, ក្អួត​ចង្អោរ ព្រោះ​ស៊ី​ផ្លែ​ឈើ​ចំ​ពួក​ខ្លះ​ច្រើន​ហួស​ពេក : អា​ទូច, ឯង​កុំ​ស៊ី​ផ្លែ​បង្គៅ​ហ្នឹង​ច្រើន​ពេក ក្រែង​វា​ដាក់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៨</text:p>
          </table:table-cell>
          <table:table-cell table:style-name="តារាង1.A2" office:value-type="string">
            <text:p text:style-name="P5">ដា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(ដា់ង ឬ <text:span text:style-name="T3">ដា់ងព្រ្ចយ</text:span> <text:s text:c="2"/>អ. ថ. ដាង ឬ ដាងជ្រយ់) ពពាល, ពព្រុះ (ខ្មែរ​និយាយ​តែ​ពី​មាន់) : មាន់​ដាង <text:s/>គឺ​មាន់​សម្បុរ​ពព្រុះ (ច្រើន​តែ​មាន់​គក​ឬ​មាន់​ទា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ដំណាំ​ស្រុក​មួយ​ប្រភេទ​ពួក​ដូង មាន​សណ្ឋាន​ដូច​ដូង​សុទ្ធសាធ ខុស​គ្នា​តែ​ឥត​ផ្កា ស្រាប់​តែ​ចេញ​ជា​ផ្លែ​មក​តែម្ដង (ច្រើន​មាន​នៅ​ក្នុង​ខេត្ត​បាត់ដំប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០៩</text:p>
          </table:table-cell>
          <table:table-cell table:style-name="តារាង1.A2" office:value-type="string">
            <text:p text:style-name="P5">ដា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ហែក : សំពត់​ដាច​ច្រើន​កន្លែ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០</text:p>
          </table:table-cell>
          <table:table-cell table:style-name="តារាង1.A2" office:value-type="string">
            <text:p text:style-name="P5">ដាច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ឃ្លាត​ពី​គ្នា, ផុត​ពី​គ្នា មិន​ជាប់​គ្នា​វិញ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១</text:p>
          </table:table-cell>
          <table:table-cell table:style-name="តារាង1.A2" office:value-type="string">
            <text:p text:style-name="P5">ដាន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េរ​ស្ដៅ គឺ​ដេរ​រង្វើល​ៗ រហោល​ៗ, ដេរ​ឲ្យ​មាន​ជា​លំអាន​រួច​ហើយ​នឹង​ដេរ​សម្រេច​ឬ​ដេរ​ប៉ះ​គ្រាន់​តែ​ភ្ជាប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្នាម, លំអាន; ផ្លូវ, គន្លង : ដាន​ជើង, ដាន​រទេះ ។ ដាន​ដែល លំអាន​ដែល : ប្រព្រឹត្ត​តាម​លំអាន​ដាន​ដែល​ចាស់​ទុំ​បរម​បុរាណ​បាន​ប្រតិបត្តិ​ត​ៗ​ម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ដែល​អ្នក​រាជការ​ហូត​គយ​នៅ, ទី​គយ​ល្បាត; ច្រើន​និយាយ​ថា គយ​ដាន <text:s/>(តែ​ក្នុង​សម័យ​ឥឡូវ​មិន​សូវ​ប្រើ) ។ ប៉ែក, ប៉ែក​ទិស : ដាន​ខាង​កើត, ដាន​ខាង​ត្បូង... (ច្រើន​ប្រើ​ចំពោះ​តែ​ទី​មេរុ​តម្កល់​សព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២</text:p>
          </table:table-cell>
          <table:table-cell table:style-name="តារាង1.A2" office:value-type="string">
            <text:p text:style-name="P5">ដ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ប៉ះ​ត្រូវ​ប្រផាត់ : ទឹក​ដាប​ផ្ទះ, ទឹក​ដាប​ពោះ​គោ ។ ព. ប្រ. ដាល​រាល​ដល់, ជាប់​ដល់ : ដំណើរ​នុ៎ះ​រក​កល​នឹង​ដាប​ដល់​ខ្ញុំ​ផង ។ ជ្រាប​ជោក : បែក​ញើស​ដាប ។ គុ. ដែល​ថម​ថយ​ណាស់, ដែល​ថយ​កម្លាំង​ណាស់ ជិត​នឹង​ដល់​សេចក្ដី​ស្លាប់ : ជំងឺ​ដាប ។ ដាបដុន (ម. ព. ដុន ១ គុ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៣</text:p>
          </table:table-cell>
          <table:table-cell table:style-name="តារាង1.A2" office:value-type="string">
            <text:p text:style-name="P5">ដ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មុត, ឲ្យ​ដាច់, ឲ្យ​ធ្លុះ ដោយ​ពន្លាក ឬ​ដោយ​ខ្វិត មាន​អន្លូង​សំពង : ដាប់​ឈើ, ដាប់​សសរ​ផ្ទះ, ដាប់​ថ្ម ។ ព. ប្រ. បន្ទោស, ស្ដី​ឲ្យ​ម៉ាំង​ៗ គួរ​ឲ្យ​សង្កៀរ​ចិត្ត : ម្សិលមិញ, លោក​ដាប់​ខ្ញុំ​នៅ​មុខ​ភ្ញៀវ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៤</text:p>
          </table:table-cell>
          <table:table-cell table:style-name="តារាង1.A2" office:value-type="string">
            <text:p text:style-name="P5">ដាម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ត្បាញ មាន​សណ្ឋាន​ជម​សំប៉ែត សម្រាប់​ស៊ក​ខ្ទាស់​អំបោះ​ឬ​សូត្រ​អន្ទង ញែក​មុខ​កុំ​ឲ្យ​ព័ន្ធ​ច្រឡំ​គ្នា : ស៊ម​ដាម​ឲ្យ​ស្រួល​ប្រយ័ត្ន​ដាច់​អំប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ឆ្លក, ប្រតាក​ដោយ​ត្រូវ​ទឹក : សំពត់​ដាម, ក្រដាស​ដាម​ដោយ​ទឹក​ខ្ម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៥</text:p>
          </table:table-cell>
          <table:table-cell table:style-name="តារាង1.A2" office:value-type="string">
            <text:p text:style-name="P5">ដ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យ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បព្វាជនីយ​កម្ម (ប្រោស​ចោល) ឲ្យ​ទៅ​នៅ​ក្នុង​ប្រទេស​ សម្រាប់​ប្រោស​មនុស្ស​ទោស​ធ្ងន់ យ៉ាង​ដូច​កោះ​ត្រឡាច​ជាដើម : ឈ្មោះ​នុ៎ះ រាជការ​ដាយ​ទៅ​កោះ​ត្រឡាច​ហ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៦</text:p>
          </table:table-cell>
          <table:table-cell table:style-name="តារាង1.A2" office:value-type="string">
            <text:p text:style-name="P5">ដ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តារ “ដំណើរ​ឆ្លង, ការ​ឆ្លង”) ឈ្មោះ​បុណ្យ​តូច​ម្យ៉ាង​ក្នុង​ពុទ្ធ​សាសនា ជា​បុណ្យ​ទក្ខិណានុប្បទាន, ទាយក​និមន្ត​ព្រះ​ភិក្ខុ​សង្ឃ​សូត្រ​សត្តប្បករណាភិធម្ម និង​តិរោកុឌ្ឌសូត្រ ហើយ​គេ​រាប់​បាត្រ​រួច ឧទ្ទិស​ចំណែក​បុណ្យ ជូន​ទៅ​បុព្វបេតបុគ្គល​ដែល​ចែក​ឋាន​ទៅ​កាន់​បរលោក​ហើយ : ធ្វើ​បុណ្យ​ដារ, និមន្ត​លោក​ដារ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៧</text:p>
          </table:table-cell>
          <table:table-cell table:style-name="តារាង1.A2" office:value-type="string">
            <text:p text:style-name="P5">ដ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ាល​ខ្លាំង : ភ្លើង​ដាល ។ ច្រឡោត, រើ ដោយ​ផ្អើល, ដោយ​ភ័យ : គោ​ដាល, ដំរី​ដាល ។ នៅ​ក្ដៅ : ចំណី​នៅ​ដាល កុំ​អាល​ឲ្យ​ឆី <text:s/>គឺ​ចំណី​ដែល​កំពុង​ក្ដៅ​ខ្លាំង​កុំ​អាល​ស៊ី (សាស្ត្រា​ច្បាប់ រាជនេតិ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៨</text:p>
          </table:table-cell>
          <table:table-cell table:style-name="តារាង1.A2" office:value-type="string">
            <text:p text:style-name="P5">ដាលវ៉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គុ.</text:p>
          </table:table-cell>
          <table:table-cell table:style-name="តារាង1.D2" office:value-type="string">
            <text:p text:style-name="P7">រាល​ពាស​ពេញ​មិន​ចំពោះ​មុខ ឈ្មោះ​ណា​មួយ (ស្ដី, ខឹង) : ស្ដី​ដាល​វ៉ាល, ខឹង​ដាល​វ៉ាល, ជេរ​ដាល​វ៉ា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១៩</text:p>
          </table:table-cell>
          <table:table-cell table:style-name="តារាង1.A2" office:value-type="string">
            <text:p text:style-name="P5">ដា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វាយ​តប់​គ្នា​ផ្ទាល់​នឹង​ដៃ​ក្ដាប់ ។ បុក, បុក​រុក ដូច​គេ​តប់; កម្រើក​ខ្លាំង​ខុស​ពី​ប្រក្រតី <text:s/>: ជីពចរ​គាត់​កាន់​តែ​ដាល់​ខ្លាំង​ហ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០</text:p>
          </table:table-cell>
          <table:table-cell table:style-name="តារាង1.A2" office:value-type="string">
            <text:p text:style-name="P5">ដាល់​អំបុ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ុក​ស្រូវ​ដែល​លីង​ឲ្យ​កើត​ជា​អំបុក : ស្រូវ​ដំណើប​ទុំ​ល្មម​ហើយ, មើល​ដាល់​អំបុក​ម្ដង​ទៅ ! អំបុក​ខ្សាយ, អំបុក​ដំណើប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សត្វ​ស្លាប​តូច​មួយ​ប្រភេទ សូរ​យំ​ឮ ប៉ុក​ៗ : ឱ​សត្វ​ដាល់​អំបុក យំ​ឮ​ប៉ុក​ៗ ឲ្យ​អញ​ស្រណោះ ស្រូវ​ដំណើប​ទុំ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១</text:p>
          </table:table-cell>
          <table:table-cell table:style-name="តារាង1.A2" office:value-type="string">
            <text:p text:style-name="P5">ដា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្រឿង​សស្រ្តា​ធ្វើ​ដោយ​ដែក តួ​វែង មាន​មុខ​តែ​ម្ខាង ខ្នង​អ៊ែន ដង​ខ្លី មាន​របាំង​សម្រាប់​រង​ដៃ (កាព្យ​ធៀប​ចម្បាំង) : រី​ពល​ដាវ​វែង​ និង​ពល​ដាវ​ខ្លី ស្ទុះ​ចូល​ក្រញី ឥត​បី​ក្រែង​ឡ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២</text:p>
          </table:table-cell>
          <table:table-cell table:style-name="តារាង1.A2" office:value-type="string">
            <text:p text:style-name="P5">ដាស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ពាស : ដាស​ស្គរ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ពាស​ពេញ, ស្អេកស្កះ, តាន់តាប់ : មនុស្ស​ឈរ​ដាស, មើល​ទៅ​ឃើញ​ដា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៣</text:p>
          </table:table-cell>
          <table:table-cell table:style-name="តារាង1.A2" office:value-type="string">
            <text:p text:style-name="P5">ដ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ភ្ញាក់​ពី​ដេក, ធ្វើ​ឲ្យ​កម្រើក, ឲ្យ​មាន​កម្លាំង, ឲ្យ​ខ្លាំង​ពូកែ​ដោយ​មន្ត​គាថា ឬ​ដោយ​ថ្នាំ : គ្រូ​ដាស់​មន្ត​អាគម, ដាស់​ដើម​ថ្នាំ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៤</text:p>
          </table:table-cell>
          <table:table-cell table:style-name="តារាង1.A2" office:value-type="string">
            <text:p text:style-name="P5">ដាស់ដ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េចក្ដី​ខុស​ត្រូវ, ការ​រាក់​ជ្រៅ : វា​នៅ​ក្មេង​ណាស់ មិន​ទាន់​ដឹង​ដាស់ដែ​អ្វី​ទេ (ព. បុ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៥</text:p>
          </table:table-cell>
          <table:table-cell table:style-name="តារាង1.A2" office:value-type="string">
            <text:p text:style-name="P5">ដាស់តឿ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តឿន​ឲ្យ​ភ្ញាក់​ស្មារតី, ឲ្យ​នឹក​ឃើញ : មាតា​បិតា​ត្រូវ​ដាស់តឿន​កូន​ប្រុស​ស្រី ឲ្យ​ប្រព្រឹត្ត​សុចរិត​ស្លូត​ត្រង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៦</text:p>
          </table:table-cell>
          <table:table-cell table:style-name="តារាង1.A2" office:value-type="string">
            <text:p text:style-name="P5">ដាស់​ទ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ធ្រាត្រ, យប់​ស្ងាត់, យប់​ជ្រៅ : លុះ​ដល់​អធ្រាត្រ​ដាស់​ទំ ដេក​ស្ងាត់​ជ្រងំ ពុំ​ភ្ញាក់​ដល់​ម្នាក់​ឡើយ​ណា... (សាស្ត្រា​មា​យើ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៧</text:p>
          </table:table-cell>
          <table:table-cell table:style-name="តារាង1.A2" office:value-type="string">
            <text:p text:style-name="P5">ដិត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កាន់​ជាប់​ដោយ​ជ្រលក់ ឬ​ដោយ​លាប​ជាដើម : ល័ក្ដ​នេះ​ជ្រលក់​មិន​សូវ​ដិត​ទ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ជាប់​តាម, ប្រកិត​តាម ។ ដិត​ដោយ ឬ ដិត​ដោយ​យំ​ដោយ ជាប់, ប្រកិត​តាម ដោយ​ត្រូវ​ចិត្ត ត្រូវ​គំនិត ឬ​ផ្ដេកផ្ដិត​ចិត្ត​គំនិត​ទទួល​ជឿ​ស្ដាប់​ប្រព្រឹត្ត​តាម​ពេញ​ទ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៨</text:p>
          </table:table-cell>
          <table:table-cell table:style-name="តារាង1.A2" office:value-type="string">
            <text:p text:style-name="P5">ដីក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ម្ពីរ​កែ​ខៃ បញ្ជាក់​អត្ថន័យ​របស់​បាលី (បិដក) ខ្លះ, របស់​អដ្ឋកថា​នៃ​បាលី​ខ្លះ, របស់​ដីកា​មុន​ៗ​ខ្លះ, អាង​ដល់​អត្ថន័យ​របស់​គម្ពីរ​ឯទៀត​ខ្លះ​ក៏​មាន គម្ពីរ សារត្ថទីបនី ជា មូល​ដីកា (ដីកា​ដើម); វិមតិវិនោទនី ជា អនុ​ដីកា (ដីកា​បន្ទាប់); វជិរ​ពុទ្ធិ ជា អន្វានុដីកា <text:s/>(ដីកា​បន្ទាប់​ពី​អនុដីកា​មក​ទៀត) នៃ​វិនយបិដក ។ ឯ​ដីកា​ដែល​កើត​មាន​ថ្មី​ៗ ត​ៗ​មក​ទៀត​ហៅ​ថា នវ​ដីកា (ដីកា​ថ្មី) ។ ព្រះ​ត្រៃ​បិដក គឺ វិនយ​បិដក, សុត្តន្តបិដក, អភិធម្ម​បិដក សុទ្ធ​តែ​មាន ដីកា មាន​ឈ្មោះ​ផ្សេង​ៗ​គ្នា (ព. ពុ.) ។ ក្នុង​បុរាណ​សម័យ​ព្រេង​នាយ, ប្រទេស​កម្ពុជា ប្រើ​ពាក្យ​ថា ដីកា នេះ​ច្រើន​បែប​មាន​ដើម​គឺ ដីកា​កោះ លិខិត​កោះ​ហៅ...។ ដីកា​បើក លិខិត​បើក​ប្រាក់​ ឬ​វត្ថុ​ផ្សេង​ៗ ។ ដីកា​សា​ទុក្ខ ឬ ដីកា​សា​ទោស សម្រាប់​ថ្វាយ​ព្រះ​មហា​ក្សត្រិយ៍​ជា​អម្ចាស់​ជីវិត ។ល។ សង្ឃ​ដីកា លិខិត​របស់​លោក​ចៅអធិការ​វត្ត ឬ​របស់​លោក​គ្រូ​សូត្រ (ចំពោះ​តែ​ការ​ប្រើ​ក្នុង​ផ្លូវ​ការ) ។ សព្វ​ថ្ងៃ​នេះ ទោះ​លិខិត​របស់​លោក​មេគណ, អនុ​គណ​និង​មន្ត្រី​សង្ឃ​ឯទៀត ក៏​សុទ្ធ​តែ​ហៅ សង្ឃដីកា ដូច​គ្នា។ លិខិត​របស់​សម្ដេច​ព្រះ​សង្ឃ​នាយក ហៅ ព្រះ​សង្ឃដីកា (គួរ​បង្កើត​ពាក្យ​ហៅ​ថា ព្រះ​សង្ឃ​នាយក​ដីកា វិញ​ដើម្បី​ឲ្យ​មាន​ឈ្មោះ​ផ្សេង​អំពី​លិខិត របស់​ព្រះ​រាជា​គណៈទី សម្ដេច ដែល​ត្រូវ​ហៅ​ថា ព្រះ​សង្ឃដីកា ដែរ) ។ លិខិត​របស់​សម្ដេច​ព្រះ​សង្ឃ​រាជ ហៅ​ថា ព្រះ​សង្ឃ​រាជ​ដីកា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២៩</text:p>
          </table:table-cell>
          <table:table-cell table:style-name="តារាង1.A2" office:value-type="string">
            <text:p text:style-name="P5">ដី​ខ្ម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ថ្ម​ម្សៅ​ព័ណ៌​សម្រាប់​សរសេរ​លើ​ក្រដាស, សម្រាប់​ដឹក, គូស, វាស, គូរ ...។</text:p>
          </table:table-cell>
          <table:table-cell table:style-name="តារាង1.D2" office:value-type="string">
            <text:p text:style-name="P6">ខ្មៅដៃ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០</text:p>
          </table:table-cell>
          <table:table-cell table:style-name="តារាង1.A2" office:value-type="string">
            <text:p text:style-name="P5">ដីប្ល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វល្លិ​ឡើង​ជន្លង់​មួយ​ប្រភេទ (ពួក​ម្រេច) ផ្លែ​មូល​ទ្រវែង មាន​រស​ជាតិ​ហឹរ សម្រាប់​ប្រើ​ជា​ថ្នាំ​ក្ដៅ ឬ​ជា​គ្រឿង​សម្ល, ច្រើន​ដាំ​ឲ្យ​វារ​តោង​ឡើង​ឈើ​ស្រ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១</text:p>
          </table:table-cell>
          <table:table-cell table:style-name="តារាង1.A2" office:value-type="string">
            <text:p text:style-name="P5">ដីល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ី​ម៉ដ្ឋ​ផង់​ដូច​ម្សៅ ព័ណ៌​ក្រហម​ក្រមៅ ស្រដៀង​គ្រាក់​ខ្នុរ សម្រាប់​លាយ​ជា​ថ្នាំ​លាប​ជញ្ជាំង​ផ្ទះ​ជាដើម ។ វត្ថុ​នេះ បព្វជិត​អាច​យក​ទៅ​លាយ​ធ្វើ​ជា​ទឹក​អម្ចត់​ជ្រលក់​ចីវរ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២</text:p>
          </table:table-cell>
          <table:table-cell table:style-name="តារាង1.A2" office:value-type="string">
            <text:p text:style-name="P5">ដី​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ី-ស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ថ្ម​ភក់ ឬ​ថ្ម​ម្សៅ​ព័ណ៌​ស សាច់​ទន់​សម្រាប់​សរសេរ​លើ​ក្ដារ​ឈ្នួន, គួរ​សរសេរ​ជា ដី-ស : <text:s/>ដី-ស​ភក់, ដី-ស​ថ្ម, ដី-ស​ផុ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៣</text:p>
          </table:table-cell>
          <table:table-cell table:style-name="តារាង1.A2" office:value-type="string">
            <text:p text:style-name="P5">ដី​ស្អ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ី​ដែល​ស្អិត​ល្មួត​បៀម​ទឹក​ឬ​ដី​ដែល​ម៉ដ្ឋ​ទន់​ល្មួត សម្រាប់​ធ្វើ​ក្អម, ឆ្នាំង, ឥដ្ឋ, ក្បឿង​ជាដើម ។</text:p>
          </table:table-cell>
          <table:table-cell table:style-name="តារាង1.D2" office:value-type="string">
            <text:p text:style-name="P6">ដី​ឥដ្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៤</text:p>
          </table:table-cell>
          <table:table-cell table:style-name="តារាង1.A2" office:value-type="string">
            <text:p text:style-name="P5">ដឹ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នាំ​យក​ទៅ​មក​ដោយ​គ្រឿង​ផ្ទុក​មាន​រទេះ ទូក ជាដើម : ដឹក​ឈើ, ដឹក​ឧស, ដឹក​ស្រូវ ។ នាំ​បណ្ដើរ​ដោយ​កាន់​ខ្សែ : ដឹក​គោ, ដឹក​សេះ ។ កាន់​ខ្សែ​ទាញ​អូស​ទាំង ២ ខាង : ដឹក​គន (ម. ព. គន) ។ គូស​អូស​ឲ្យ​ដិត​ជា​ស្នាម​គំនូស : ដឹក​បន្ទាត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ចំនួន, ទម្ងន់ ដែល​ល្មម​ដឹក​នាំ​យក​ទៅ​មក​បាន : ស្រូវ ១ ដឹក, ពោត ២ ដឹ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៥</text:p>
          </table:table-cell>
          <table:table-cell table:style-name="តារាង1.A2" office:value-type="string">
            <text:p text:style-name="P5">ដឹកដឿ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ដាក់ដឿ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៦</text:p>
          </table:table-cell>
          <table:table-cell table:style-name="តារាង1.A2" office:value-type="string">
            <text:p text:style-name="P5">ដឹកដៀ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ទឹម​គោ​ឬ​ក្របី, សេះ តែ​មួយ ហើយ​ដឹក​នាំ​គ្រឿង​ផ្ទុក​ទៅ​មក (ម. ព. ដៀវ <text:s/>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៧</text:p>
          </table:table-cell>
          <table:table-cell table:style-name="តារាង1.A2" office:value-type="string">
            <text:p text:style-name="P5">ដឹកន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ម. ព. ដឹក <text:s/>និង នាំ) <text:s/>។ ណែនាំ : បណ្ឌិត​តែង​ដឹក​នាំ​អ្នក​ដទៃ​ទៅ​កាន់​សេចក្ដី​ចម្រើ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៣៨</text:p>
          </table:table-cell>
          <table:table-cell table:style-name="តារាង1.A2" office:value-type="string">
            <text:p text:style-name="P5">ដឹ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ាន​ដំណឹង, ចូល​ចិត្ត​ជាក់, ជ្រាប​ច្បាស់​ក្នុង​ចិត្ត, យល់​ជាក់ : ដឹង​ការណ៍​ពិ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</text:p>
          </table:table-cell>
          <table:table-cell table:style-name="តារាង1.D2" office:value-type="string">
            <text:p text:style-name="P7">ប្រដាប់ គ្រឿង​ប្រើប្រាស់​ធ្វើ​ដោយ​ដែក មាន​ដង មាន​ផ្លែ​សម្រាប់​ក្របែល, ពុះ, ច, ចាំង​ឈើ; ដឹង​មាន ៣ ប្រភេទ​គឺ ដឹក​ភ្លុក ឬ ដឹង​ស្លាប, ដឹង​ជង, ដឹង​ជ្វ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ឹក​ភ្លុក ឬ</text:p>
            <text:p text:style-name="P7">ដឹង​ស្លាប</text:p>
            <text:p text:style-name="P7">ដឹង​ជង</text:p>
            <text:p text:style-name="P7">ដឹង​ជ្វា </text:p>
          </table:table-cell>
        </table:table-row>
        <table:table-row>
          <table:table-cell table:style-name="តារាង1.A2" office:value-type="string">
            <text:p text:style-name="P4">៣៨៣៩</text:p>
          </table:table-cell>
          <table:table-cell table:style-name="តារាង1.A2" office:value-type="string">
            <text:p text:style-name="P5">ដឹង​ក្ដ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ឹង​សេចក្ដី, ដឹង​ការណ៍​ខុស​ត្រូវ ។ ច្រើន​ប្រើ​ជា គុ. ដែល​បាន​ដឹង​ការណ៍​ខុស​ត្រូវ​ក្រែល​ហើយ : ក្មេង​តូច​ពុំ​ទាន់​ដឹង​ក្ដី; រឿង​ហ្នឹង​កើត​មាន​យូរ​ឆ្នាំ​ហើយ​តាំង​ពី​ខ្ញុំ​ទើប​ដឹង​ក្ដី​ឯណ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០</text:p>
          </table:table-cell>
          <table:table-cell table:style-name="តារាង1.A2" office:value-type="string">
            <text:p text:style-name="P5">ដឹ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ដុប ឬ ដឹប កិ. <text:s/>ឬ កិ. វិ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១</text:p>
          </table:table-cell>
          <table:table-cell table:style-name="តារាង1.A2" office:value-type="string">
            <text:p text:style-name="P5">ដឹ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វល្លិ​មួយ​ប្រភេទ ស្លឹក​ធំ​ៗ, មាន​ផ្កា​ក្រអូប, មាន​មើម​ស្រដៀង​នឹង​ក្ដួច, មើម​នោះ បើ​យក​មក​ចិត​ជា​ចំណិត​ៗ ហើយ​ត្រាំ​ទឹក​ឲ្យ​សោះ​អស់​រស​ជាតិ​ដើម​ចេញ អាច​ប្រកប​ប្រើ​ធ្វើ​ជា​អាហារ​បាន​ក្នុង​ទុព្ភិក្ខកា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២</text:p>
          </table:table-cell>
          <table:table-cell table:style-name="តារាង1.A2" office:value-type="string">
            <text:p text:style-name="P5">ដ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ដី​ដែល​សោះ​ឥត​ជី​ជាតិ; ដែល​ឥត​ជី (ប្រើ​តាម​ទម្លាប់​ដោយ​ស្រុ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៣</text:p>
          </table:table-cell>
          <table:table-cell table:style-name="តារាង1.A2" office:value-type="string">
            <text:p text:style-name="P5">ដុកដា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ម. ព. ឌុដាន់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៤</text:p>
          </table:table-cell>
          <table:table-cell table:style-name="តារាង1.A2" office:value-type="string">
            <text:p text:style-name="P5">ដុ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ក្ដៅ, ធ្វើ​ឲ្យ​ឆេះ​ដោយ​ភ្លើង : ដុត​គំនរ​សំរាម, កុំ​ដុត​ព្រៃ ។ ធ្វើ​ឲ្យ​ក្ដៅ​ចិត្ត​ដោយ​អាការ​ណា​មួយ : ពី​យប់​មិញ វា​មក​ដុត​ឯង​ទៀត​ ។ ប្រើ​ជា គុ. ក៏​បាន : ត្រី​ដុត, ដំឡូង​ដុត, ត្រី, ដំឡូង​ដែល​គេ​ដុត​ហ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៥</text:p>
          </table:table-cell>
          <table:table-cell table:style-name="តារាង1.A2" office:value-type="string">
            <text:p text:style-name="P5">ដុ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ទន់, ថយ, ទន់​ទាប​ជាង​គេ ។ ដុនដាប ឬ ដាបដុន ដែល​ទន់​ថយ, ទន់ទាប ដាប​ណាស់ : មនុស្ស​ដុនដាប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ុន​ដាប <text:s/>ដាបដុន</text:p>
          </table:table-cell>
        </table:table-row>
        <table:table-row>
          <table:table-cell table:style-name="តារាង1.A2" office:value-type="string">
            <text:p text:style-name="P4">៣៨៤៦</text:p>
          </table:table-cell>
          <table:table-cell table:style-name="តារាង1.A2" office:value-type="string">
            <text:p text:style-name="P5">ដុន !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ពាក្យ​សម្រាប់​ប្រើ​ឲ្យ​ដំរី​ថយ គឺ​បង្គាប់​ថា ថយ ! ឬ​ថា <text:s/>ឯង​ចូរ​ថយ ! : ដុន​អា​ក្បំ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៧</text:p>
          </table:table-cell>
          <table:table-cell table:style-name="តារាង1.A2" office:value-type="string">
            <text:p text:style-name="P5">ដុប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ដែល​ឡើង​ជិះ​សេះ​ជាដើម ជាប់​មិន​ធ្លាក់ មើល​ទៅ​ឃើញ​ឆ្ដុប ។</text:p>
          </table:table-cell>
          <table:table-cell table:style-name="តារាង1.D2" office:value-type="string">
            <text:p text:style-name="P6">ដឹប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ុម្ពោត (ប្រើ​តាម​ទម្លាប់​ដោយ​ស្រុក)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ែក​ឈើ​ផ្សេង​ៗ​ដែល​គេ​យក​ទៅ​បោះ​ដោត​ផ្ដុំ​គ្នា​ក្នុង​ទឹក ធ្វើ​ជា​ទី​ជម្រក ដើម្បី​ឲ្យ​ត្រី​ចូល​មក​នៅ​កុះ​កុំ​ច្រើន, កាល​ណា​គេ​ដឹង​ថា​មាន​ត្រី​ចូល​មក​ជ្រក​នៅ​ច្រើន​ហើយ គេ​យក​បណ្ដាញ​មង​ទៅ​រាយ​ព័ទ្ធ​ជុំ​វិញ ហើយ​រើ​សម្រាស់​នោះ​ចេញ​អស់ ទើប​ក្រសោប​ចាប់​យក​ត្រី​បាន​ដោយ​ងាយ : ត្រូវ​ធ្វើ​ដុប​ឲ្យ​បាន​ពីរ​បី​កន្លែង, ខ្ញុំ​បាន​ធ្វើ​ដុប​រួច​ហ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៨</text:p>
          </table:table-cell>
          <table:table-cell table:style-name="តារាង1.A2" office:value-type="string">
            <text:p text:style-name="P5">ដុប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ឆ្អិន​ខ្លះ ឆៅ​ខ្លះ រដុប​ៗ ស្រោល​ៗ : បាយ​ឆៅ​ដុប​ៗ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៤៩</text:p>
          </table:table-cell>
          <table:table-cell table:style-name="តារាង1.A2" office:value-type="string">
            <text:p text:style-name="P5">ដុ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ុំ​ធំ, កំណាត់​ធំ : ឈើ ១ ដុល, ដែក ១ ដុល, នៅ​ទាំង​ដុ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០</text:p>
          </table:table-cell>
          <table:table-cell table:style-name="តារាង1.A2" office:value-type="string">
            <text:p text:style-name="P5">ដុល្ល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ុល-ឡា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អ. <text:span text:style-name="T4">Dollar)</text:span><text:span text:style-name="T5"> </text:span><text:span text:style-name="T4">ឈ្មោះ​រូបិយវត្ថុ​របស់​សហរដ្ឋ​អាមេរិក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១</text:p>
          </table:table-cell>
          <table:table-cell table:style-name="តារាង1.A2" office:value-type="string">
            <text:p text:style-name="P5">ដុ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</text:p>
          </table:table-cell>
          <table:table-cell table:style-name="តារាង1.D2" office:value-type="string">
            <text:p text:style-name="P7">ខាត់, រំលីង, ពួត, ជម្រះ​ដោយ​សាប៊ូ : ដុស​ក្អែល, ដុស​ខោ​អាវ ។ ដុស​ខាត់ ខាត់​ជម្រះ​ឲ្យ​ស្អាត, ឲ្យ​រលីង, ឲ្យ​ជ្រះ​អស់​មន្ទិ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២</text:p>
          </table:table-cell>
          <table:table-cell table:style-name="តារាង1.A2" office:value-type="string">
            <text:p text:style-name="P5">ដ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ាប់​កើត, កកើត, មាន​ពន្លក, មាន​ដើម​ដង​ឡើង : ស្រូវ​ដុះ, ពោត​ដុះ ។ ចម្រើន​ឡើង : ដី​ដុះ; ពុក​ចង្កា​ដុ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៣</text:p>
          </table:table-cell>
          <table:table-cell table:style-name="តារាង1.A2" office:value-type="string">
            <text:p text:style-name="P5">ដុះដ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ចេះ​តែ​រីក​ចម្រើន​ដោយ​ធនធាន, ដែល​កើត​កាល​វាល​គុម្ព : រក​ស៊ី​ដុះដា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៤</text:p>
          </table:table-cell>
          <table:table-cell table:style-name="តារាង1.A2" office:value-type="string">
            <text:p text:style-name="P5">ដ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ស្រុក​មាន​ផ្លែ​ជា​អាហារ ផ្លែ​មាន​ទឹក មាន​សាច់​ខាង​ក្នុង​រលា​ កាល​ណា​ទុំ​សាច់​នោះ​មាន​ប្រេង; ដូង​មាន​ច្រើន​ប្រភេទ​គឺ <text:s/>: ដូង​ផេះ, ដូង​ភ្លើង, ដូង​សែត, ដូង​ខ្ទិះ, ដូង​តាកែ (ដូង​កូវកែ) ជាដើម។ ដូង​ត្នោត ដូង​ដែល​មាន​ផ្លែ​ជាប់​ដុប​រដៀន​ដូច​ធ្លាយ​ត្នោត (មិន​សូវ​មាន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ូង​ផេះ</text:p>
            <text:p text:style-name="P7">ដូង​ភ្លើង</text:p>
            <text:p text:style-name="P7">ដូង​សែត</text:p>
            <text:p text:style-name="P7">ដូង​ខ្ទិះ</text:p>
            <text:p text:style-name="P7">ដូង​តាកែ </text:p>
            <text:p text:style-name="P7">ដូង​ត្នោត </text:p>
          </table:table-cell>
        </table:table-row>
        <table:table-row>
          <table:table-cell table:style-name="តារាង1.A2" office:value-type="string">
            <text:p text:style-name="P4">៣៨៥៥</text:p>
          </table:table-cell>
          <table:table-cell table:style-name="តារាង1.A2" office:value-type="string">
            <text:p text:style-name="P5">ដូងចែ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មាន​សាច់​រឹង​ជាប់​ល្អ​ស្រដៀង​នឹង​ឈើ​បេង ប្រើ​ធ្វើ​ជា​តុ​ទូ​ជាដើម​បា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៦</text:p>
          </table:table-cell>
          <table:table-cell table:style-name="តារាង1.A2" office:value-type="string">
            <text:p text:style-name="P5">ដូង​ព្រ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វល្លិ​មាន​ផ្កា​តូច​ៗ សម្បុរ​លឿង​ទុំ, មាន​ផ្លែ​បរិភោគ​បាន។ មាន​ដូង​ព្រះ​១​ប្រភេទ​ទៀត​មាន​ដើម, ធាង, ស្លឹក​ស្រដៀង​នឹង​លម៉ើ តែ​ស្រួច​រឹង ដើម​ទាប​ៗ មាន​ផ្លែ​បរិភោគ​បាន (អ្នក​ស្រុក​ខ្លះ​ហៅ ដូង​ទន្សាយ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៧</text:p>
          </table:table-cell>
          <table:table-cell table:style-name="តារាង1.A2" office:value-type="string">
            <text:p text:style-name="P5">ដូ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ដែល​មាន​សណ្ឋាន មាន​រូប​ត្រូវ​គ្នា ឲ្យ​ចាប់​ច្រឡំ : របស់​នេះ ដូច​គ្នា​នឹង​របស់​នុះ​ដែ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៨</text:p>
          </table:table-cell>
          <table:table-cell table:style-name="តារាង1.A2" office:value-type="string">
            <text:p text:style-name="P5">ដូច​ដែ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ដដែល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៥៩</text:p>
          </table:table-cell>
          <table:table-cell table:style-name="តារាង1.A2" office:value-type="string">
            <text:p text:style-name="P5">ដូច្ន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ូច-ច្នឹង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ូច​ហ្នឹង, ដូច​នេះ, ដូច្នេះ (ទោះ​បី​សរសេរ ដូច​ហ្នឹង ក៏​ត្រូវ​អាន​ ដូច្នឹង ដែ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០</text:p>
          </table:table-cell>
          <table:table-cell table:style-name="តារាង1.A2" office:value-type="string">
            <text:p text:style-name="P5">ដូច្ន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ូច-ច្នេះ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ដូច​នេះ, យ៉ាង​នេះ (ទោះ​បី​សរសេរ​ជា ដូច​នេះ ក៏​ត្រូវ​អាន​ថា ដូច-ច្នេះ ដែ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១</text:p>
          </table:table-cell>
          <table:table-cell table:style-name="តារាង1.A2" office:value-type="string">
            <text:p text:style-name="P5">ដូច្ន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ូច-ច្នុះ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ដូច​នោះ, យ៉ាង​នោះ (ទោះ​បី​សរសេរ​ជា ដូច​នោះ <text:s/>ក៏​ត្រូវ​អាន​ថា <text:span text:style-name="T1">ដូច-ច្នុះ ដែរ)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២</text:p>
          </table:table-cell>
          <table:table-cell table:style-name="តារាង1.A2" office:value-type="string">
            <text:p text:style-name="P5">ដូន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ីដូន (យាយ) : អញ្ជើញ​ទៅ​ណា​ដូន ? ហ៏ ! ដឹក​ដៃ​ដូន​ផង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ពាក្យ​អារក្ខ​សម្រាប់​ហៅ​ស្នំ គឺ​ស្រី​អ្នក​អង្វរ​ក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៉ះ, ទង្គិច, ទង្គុក​គ្នា (មិន​សូវ​ប្រើ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៣</text:p>
          </table:table-cell>
          <table:table-cell table:style-name="តារាង1.A2" office:value-type="string">
            <text:p text:style-name="P5">ដូនជ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យាយ​ជី គឺ​ឧបាសិកា​ដែល​កោរ​សក់​ស្លៀក​ដណ្ដប់​សំពត់​ស ឬ​សំពត់​លឿង កាន់​សីល ១០ ជា​និច្ច (ច្រើន​តែ​ស្រ្តី​ចាស់​ៗ, តែ​ទោះ​បី​ស្រ្តី​នៅ​ក្មេង​ក៏​ដោយ បើ​ប្រព្រឹត្ត​កាន់​វត្ត​ប្រតិបត្តិ​ដូច្នេះ ក៏​ហៅ ដូន​ជី ដែរ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៤</text:p>
          </table:table-cell>
          <table:table-cell table:style-name="តារាង1.A2" office:value-type="string">
            <text:p text:style-name="P5">ដូនត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យាយ​និង​តា ។ ពួក​បុព្វបុរស ក៏​ហៅ​ថា ដូន​តា បាន​ដែរ : សែន​ដូន​តា, សំពះ​ដូន​តា (ម. ព. បុព្វបុរស ផង) ។ រ. ស. ជា ព្រះ​បិតរ (បិ-ដ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៥</text:p>
          </table:table-cell>
          <table:table-cell table:style-name="តារាង1.A2" office:value-type="string">
            <text:p text:style-name="P5">ដូនព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ភ្នំ​ដី​តូច​មួយ នៅ​រាជធានី​នៃ​ប្រទេស​កម្ពុជា ដែល​ដូន​ចាស់​ម្នាក់​ឈ្មោះ <text:span text:style-name="T9">“ពេញ” </text:span>បាន​ផ្ដើម​កសាង​ឡើង​ជា​ដំបូង​ក្នុង គ. ស. ១៣៧២ : ភ្នំ​ដូន​ពេញ ។ ឈ្មោះ​នេះ​ហៅ​កាត់​ថា “ភ្នំពេញ” ដែល​បាន​សន្មត​ដាក់​ទៅ​ជា​ឈ្មោះ​រាជធានី​នៃ​ប្រទេស​យើង​សព្វ​ថ្ងៃ (ម. ព. ភ្នំពេញ ទៀត​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៦</text:p>
          </table:table-cell>
          <table:table-cell table:style-name="តារាង1.A2" office:value-type="string">
            <text:p text:style-name="P5">ដូ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្ដូរ​របស់, ឲ្យ​របស់​ទៅ​វិញ​ទៅ​មក​ដោយ​ទុក​តម្លៃ​ជា​ស្មើ​គ្នា : ដូរ​គោ, ដឹក​ឪឡឹក​ទៅ​ដូរ​ស្រូវ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៧</text:p>
          </table:table-cell>
          <table:table-cell table:style-name="តារាង1.A2" office:value-type="string">
            <text:p text:style-name="P5">ដួ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ដង្កូវ​ពួក​មួយ ច្រើន​កើត​ក្នុង​ឈើ​ពុក, ក្នុង​ដី​ធូរ​សើម ដែល​មាន​ជី​ខ្លាំង, ក្នុង​ដើម​វល្លិ​មាន​វល្លិ​ខ្ញែរ​ជាដើម ...។ ឈ្មោះ​ប្រាក់​សម្រាប់​ចាយ​មួយ​បែប មាន​រូប​សណ្ឋាន​ស្រដៀង​នឹង​រូប​ដង្កូវ​ដួង, មាន​ប្រើ​តែ​ពី​ក្នុង​សម័យ​បុរាណ : ប្រាក់​ដួង ។ អ្វី​ៗ ដែល​មាន​រូប​សណ្ឋាន​មូល​ភ្លឺ, រុងរឿង : ដួង​ព្រះ​អាទិត្យ, ដួង​ព្រះ​ចន្ទ្រ ឬ ដួង​ខែ, ដួង​តារា ឬ ដួង​ផ្កាយ, ដួង​ត្រា ។ ដួង​ចិត្ត ឬ ដួងចៃ (ស. ចៃ <text:s/>“ចិត្ត”) ហទយវត្ថុ, តួ​ចិត្ត (ចិត្ត ១​ដួង <text:s/>គឺ​តួ​ចិត្ត មួយ​ដែល​កើត​ឡើង) ។ ដួង​ជីវន្ត, ដួង​ជីវា, ឬ ដួង​ជីវ៉ា, ដួង​ជីវិត, ដួង​ជីវិន តួ​ជីវិត; ពាក្យ​ហៅ​ស្រ្តី​ជា​គូ​ស្នេហា ស្រឡាញ់​ស្មើ​ជីវិត (ម. ព. ជីវន្ត, ជីវិត, ជីវិន ផង) ។ ដួង​វិញ្ញាណ តួ​វិញ្ញាណ ។ ដួង​សមរ ពាក្យ​ហៅ​ស្ត្រី​ជា​គូ​កម្សត់​ដែល​រួម​ស្លាប់​រស់​ជា​មួយ​គ្នា; ហៅ​ក្លាយ​តាម​សៀម​ថា ដួងសម៉ន ក៏​មាន​ខ្លះ (ម. ព. សមរ <text:s/>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ប្រាក់​ដួង </text:p>
          </table:table-cell>
        </table:table-row>
        <table:table-row>
          <table:table-cell table:style-name="តារាង1.A2" office:value-type="string">
            <text:p text:style-name="P4">៣៨៦៨</text:p>
          </table:table-cell>
          <table:table-cell table:style-name="តារាង1.A2" office:value-type="string">
            <text:p text:style-name="P5">ដួ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ផ្ដួច, ផ្ដួចផ្ដើម, តាំង​ឡើង, តាំង​ក​ឡើង; កួច​ខ្ពស់​ឡើង : តាំង​ពី​ដួច​មក មិន​ដែល​ឃើញ​ទ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ខ្ពស់​សន្លឹម, ដែល​ជា​ចុង​ប៉ូច : ឡើង​ដល់​ចុង​ដួ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៦៩</text:p>
          </table:table-cell>
          <table:table-cell table:style-name="តារាង1.A2" office:value-type="string">
            <text:p text:style-name="P5">ដួច​ដ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ជិត​នឹង​ដល់​ទី (ច្រើន​ប្រើ​តែ​ក្នុង​កាព្យ) : ដួច​ដល់​ពុំ​ដល់ ជិត​នឹង​ដល់ ប៉ុន្តែ​នៅ​ពុំ​ទាន់​បាន​ដល់​ពិត​ប្រាដក​នៅ​ឡើយ (សាស្ត្រា​ច្បាប់​ក្រម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០</text:p>
          </table:table-cell>
          <table:table-cell table:style-name="តារាង1.A2" office:value-type="string">
            <text:p text:style-name="P5">ដួ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ធ្វើ​ដោយ​ស្លឹក​ត្នោត, ដោយ​ភ្ជល់ ឬ ត្បាញ​ដោយ​បន្ទោះ​ឫស្សី, បន្ទោះ​ផ្ដៅ​ជាដើម មាន​បែប​សណ្ឋាន​ផ្សេង​គ្នា, បែប​ខ្លះ​មាន​រៀង​ស្រដៀង​នឹង​គ្រប​ឆ្នាំង​ដី, បែប​ខ្លះ​រាង​កំពាង​ខាង​ក្រោម មាន​កំពូល​ស្រួច, បែប​ខ្លះ​រាង​ក្រឡូម​ខុប​ត្រង់ កណ្ដាប់​មាន​កំពូល​មូល​ក្រឡូម, សម្រាប់​ពាក់​គ្រប​ក្បាល​ការពារ​កុំ​ឲ្យ​កម្ដៅ​ថ្ងៃ​ចាំង​ត្រូវ​ក្បាល​ត្រូវ​មុខ ឬ​ការពារ​កុំ​ឲ្យ​ទឹក​ភ្លៀង​ធ្លាក់​មក​ត្រូវ​ក្បាល​ត្រូវ​មុខ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១</text:p>
          </table:table-cell>
          <table:table-cell table:style-name="តារាង1.A2" office:value-type="string">
            <text:p text:style-name="P5">ដួ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ភ្លាត់​ជំហរ​រលំ​ចុះ ។ ព. ប្រ. ថ្លោះ​ធ្លាក់, ខូច​យសស័ក្តិ, ចាញ់​គេ ។ ដួល​ចំតិតចំតូង ឬ ដួល​តិត​ដួល​តូង <text:s/>ដួល​ជ្រហឹតជ្រហម (ម. ព. ចំតិត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២</text:p>
          </table:table-cell>
          <table:table-cell table:style-name="តារាង1.A2" office:value-type="string">
            <text:p text:style-name="P5">ដួ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កោយ​ដង​យក​ដោយ​វែក, ដោយ​ស្លាបព្រា​ជាដើម : ដួស​សម្ល ។ កោយ, ចូក​ដោយ​ស្នែង : ក្របី​ដួស​គ្នា ។ ព. ប្រ. ដួស, ដួស​ដង, ដួស​នាយ​ដួស​អាយ បញ្ចៀស​វាសវាង, កៀស​នាយ​កៀស​អាយ; ច្រើន​ប្រើ​ជា កិ. វិ. និយាយ​ដួស, និយាយ​ដួស​ដង ...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៣</text:p>
          </table:table-cell>
          <table:table-cell table:style-name="តារាង1.A2" office:value-type="string">
            <text:p text:style-name="P5">ដ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ល់, ភាគ​ជា​ដំបូង, ជាមុន : ដើម​ដៃ, ដើម​ទ្រូង, ដើម​ផ្លូវ ។ សំណុំ​ខ្លួន, តួ​ខ្លួន : ដើម​ឈើ, ដើម​ពោត; ឈើ ១ ដើម, ឫស្សី ១ ដើម, ដែក ១​ដើម ។ ដើម​ការ អ្នក​ផ្ដើម​ធ្វើ​ការ, ម្ចាស់​ការ (ប្រើ​ចំពោះ​តែ​ការ​កុសល ឬ​មង្គល​ការ​ផ្សេង​ៗ) ។ ដើម​គំនិត អ្នក​ផ្ដើម​គិត​ជាមុន​គេ ។ ដើម​ចម <text:s/>ដើម​ហេតុ​ដែល​ជា​ធំ​ក្នុង​ដំណើរ, ក្នុង​រឿង​អ្វី​មួយ ។ ដើម​ចោទ <text:s/>អ្នក​ផ្ដើម​ចោទ​មុន​គេ, រូប​ចោទក៍ ។ ដើម​ដង សំណុំ, លំនាំ, ទំហំ នៃ​ដើម​ដំណាំ​ផ្សេង​ៗ : ពោត​ឆ្នាំ​នេះ​ មាន​ដើម​ដង​ល្អ​គា្រន់​បើ​ជាង​ពី​ក្នុង​ឆ្នាំ​មុន ។ ដើម​ដំបូង គ្រា​មុន​បង្អស់ ។ ដើម​ទង ទង​គន្លង, ទំនង​ជា​មុន​បង្អស់ ។ ដើម​ទុន <text:s/>ប្រាក់​ដើម សម្រាប់​ប្រកប​ការងារ​យក​ចំណេញ ។ ដើម​ទ្រព្យ ទ្រព្យ​ដែល​មិន​ចាយ​វាយ​ទុក​ឲ្យ​នៅ​ជា​ប្រធាន, ជា​មេ​នៃ​ទ្រព្យ​ក្នុង​ផ្ទះ ។ ដើម​បណ្ដឹង អ្នក​ប្ដឹង​មុន ។ ដើម​បុណ្យ អ្នក​ផ្ដើម​ធ្វើ​បុណ្យ (ម្ចាស់​បុណ្យ) ។ <text:span text:style-name="T1">ដើម​ហេតុ ហេតុ​ដំបូង ។ ដើម​ឡើយ <text:s/>និ. កាល​មុន, គ្រា​ដំបូង ។ ដើម​អាទិ, ដើម​ធាន ឬ ដើម​អាទិ​ដើម​ធាន (អ. ថ. --អាត) អ្នក​នាំ​ផ្ដើម​មុន​គេ; ហេតុ, ដំណើរ, សេចក្ដី​ដែល​ផ្ដើម​មុន​បង្អស់ ។ល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ើម​ដង</text:p>
          </table:table-cell>
        </table:table-row>
        <table:table-row>
          <table:table-cell table:style-name="តារាង1.A2" office:value-type="string">
            <text:p text:style-name="P4">៣៨៧៤</text:p>
          </table:table-cell>
          <table:table-cell table:style-name="តារាង1.A2" office:value-type="string">
            <text:p text:style-name="P5">ដើម្ប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អា. និ.</text:p>
          </table:table-cell>
          <table:table-cell table:style-name="តារាង1.D2" office:value-type="string">
            <text:p text:style-name="P7">បម្រុង, បម្រុង​នឹង, សម្រាប់, សម្រាប់​នឹង, ប្រយោជន៍​នឹង : ពួក​មនុស្ស​បាន​ជា​ខំ​រៀន ខំ​រក ខំ​ប្រព្រឹត្ត​សុចរិត​ស្លូត​ត្រង់​ទាំង​ម្លេះ​ តើ​ដើម្បី​អ្វី ? --ដើម្បី​សេចក្ដី​សុខ និង​សេចក្ដី​ចម្រើ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៥</text:p>
          </table:table-cell>
          <table:table-cell table:style-name="តារាង1.A2" office:value-type="string">
            <text:p text:style-name="P5">ដើ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ម្រេច​ឥរិយាបថ ១ ផ្សេង​អំពី​ឥរិយាបថ ៣ គឺ ឈរ, អង្គុយ, ដេក, គឺ​លើក​ជើង​ឈាន​ទៅ : ដើរ​ទៅ, ដើរ​មក ។ កម្រើក​ដោយ​កម្លាំង​ផ្សេង​ៗ មាន​ចំហាយ​ក្ដៅ​ជាដើម : គ្រឿង​ចក្រ​ដើរ, ម៉ាស៊ីន​ដើរ​ស្រួល, នាឡិកា​នេះ​ដើរ​រហ័ស​ណាស់ ។ ប្រព្រឹត្ត​ទៅ : ការ​របស់​យើង​ឥឡូវ​ដើរ​ស្រួល​ជាង​ពី​ដើម ។ កាន់​ការ​ដោយ​គ្រឿង​ដឹក​នាំ​ផ្សេង​ៗ : ដើរ​ទូក, ដើរ​កប៉ាល់ ។ ទទួល​ភារៈ​ដឹក​នាំ​គ្រឿង​ផ្ទុក ឬ​មនុស្ស​អ្នក​ជិះ​ទៅ​មក : ផ្លូវ​នុ៎ះ​មាន​រថយន្ត​ដើរ​ឥត​អាក់ ។ ចែក​ឋាន (ស្លាប់) ក៏​ហៅ​ដើរ​បាន​ដែរ (ពាក្យ​រាបសា​សម្រាប់​ប្រជាជន​សាមញ្ញ) : បើ​តាម​ការ​សង្កេត​មើល ដង្ហើម​របស់​គាត់​ ឃើញ​ថា​គាត់​មុខ​ជា​នឹង​ដើរ ក្នុង​ពេល​ឆាប់​ៗ នេះ​ហើយ ។ល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៦</text:p>
          </table:table-cell>
          <table:table-cell table:style-name="តារាង1.A2" office:value-type="string">
            <text:p text:style-name="P5">ដើរ​តួ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េញ​ខ្លួន​ជា​តំណាង​រូប ឬ​ចេញ​ខ្លួន​លេង​ជា​ជំនួស​តួ​ដែល​មាន​ក្នុង​រឿងរ៉ាវ​ល្ខោន​ឬ​ភាពយន្ត : នាយ​សុវ័ណ្ណ ដើរ​តួ​ព្រះ​សុធន, នាង​ទេព​រំដួល ដើរ​តួ​នាង​កែវ មនោហរ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៧</text:p>
          </table:table-cell>
          <table:table-cell table:style-name="តារាង1.A2" office:value-type="string">
            <text:p text:style-name="P5">ដើរ​ទ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ើរ​ច្រហោង​មាន​លំនាំ​ស្រដៀង​នឹង​ដំណើរ​ទា : កូន​ខ្ញុំ​វា​ធ្លាប់​ដើរ​ទា​ដែ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៨</text:p>
          </table:table-cell>
          <table:table-cell table:style-name="តារាង1.A2" office:value-type="string">
            <text:p text:style-name="P5">ដើរ​ទ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េញ​ចាក​ចោល​ទី​កន្លែង​ដែល​ធ្លាប់​នៅ ដើរ​រសាត់​អណ្ដែត​ទៅ​កាន់​ទី​ដទៃ ដោយ​ឥត​មាន​សំដៅ​ទី​ណា​មួយ​ជា​ប្រាដក, ទាំង​ឥត​មាន​សំដៅ​អ្នក​ឯ​ណា​មួយ​ជាទី​ពំនាក់​ឡើយ : ឆ្មា​ដើរ​ទេស, ក្ដាម​ដើរ​ទេស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៧៩</text:p>
          </table:table-cell>
          <table:table-cell table:style-name="តារាង1.A2" office:value-type="string">
            <text:p text:style-name="P5">ដើរ​ហើ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អំពើ​ស្មន់​អន្ធករ​នឹង​គ្នា, លប​លួច​ខូច​នឹង​គ្នា​ដោយ​ផ្លូវ​កាម​គុណ (ពាក្យ​រាបសា) : ឮ​ថា​វា​បាន​ដើរ​ហើរ​នឹង​គ្នា​ទៅ​ហ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០</text:p>
          </table:table-cell>
          <table:table-cell table:style-name="តារាង1.A2" office:value-type="string">
            <text:p text:style-name="P5">ដៀ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ញ្ឆិត​បញ្ឆៀង, ដួស​នាយ​ដួស​អាយ, កៀស​នាយ​កៀស​អាយ ។ សម្លឹង​មើល​ដោយ​កន្ទុយ​ភ្នែក : ដៀង​ភ្នែក​មើ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១</text:p>
          </table:table-cell>
          <table:table-cell table:style-name="តារាង1.A2" office:value-type="string">
            <text:p text:style-name="P5">ដៀ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កូន​ត្រី​ឆ្ដោ​នៅ​ជំទង់​ៗ : ត្រី​ដៀប ។ គ្រាប់​អង្គញ់​ដែល​ដាំ​ជា​កូន​ៗ ក្នុង​ល្បែង​លេង​អង្គញ់ ។ ឈ្មោះ​ស្មៅ​ទឹក​មួយ​ប្រភេទ ច្រើន​ដុះ​តែ​ក្នុង​ស្រ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២</text:p>
          </table:table-cell>
          <table:table-cell table:style-name="តារាង1.A2" office:value-type="string">
            <text:p text:style-name="P5">ដៀមដា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និយាយ​បញ្ចៀស​វាស​វាង​ដោយ​សេចក្ដី​ក្រោធ, សេចក្ដី​ច្រណែន, ឫស្យា ដើម្បី​ឲ្យ​អ្នក​ម្ខាង​ឈឺ​ចិត្ត : កុំ​ដៀមដាម​ឲ្យ​គេ​ប្រយ័ត្ន​មាន​រឿង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៣</text:p>
          </table:table-cell>
          <table:table-cell table:style-name="តារាង1.A2" office:value-type="string">
            <text:p text:style-name="P5">ដៀ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និយាយ​រិះគន់, និន្ទា, ស​កេរ្តិ៍ ស​ឫស​គល់, និយាយ​ពាក្យ​បង្អាប់​បង្អោន​អ្នក​ដទៃ ក្នុង​ទី​ចំពោះ​មុខ ឬ​កំបាំង : វា​ហ៊ាន​ដៀល​ពូជ​ដៀល​អម្បូរ​ឯង ដោយ​សម្ដី​ធ្ងន់​ៗ ណាស់ ។ ដៀល​ត្មះ គឺ​ដៀល​ឲ្យ​អាម៉ាស់​មុខ, ឲ្យ​អាប់​ឱន​កេរ្តិ៍​ឈ្មោះ, ឲ្យ​អាប់​កិត្តិយ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៤</text:p>
          </table:table-cell>
          <table:table-cell table:style-name="តារាង1.A2" office:value-type="string">
            <text:p text:style-name="P5">ដៀ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កិ. វិ.</text:p>
          </table:table-cell>
          <table:table-cell table:style-name="តារាង1.D2" office:value-type="string">
            <text:p text:style-name="P7">(ដ្យេវ <text:s/>អ. ថ. ដៀវ “មួយ, តែ ១” គេ​និយាយ​ថា ទឹម​ដៀវ គឺ​ទឹម​សត្វ​តែ ១ ។ (ម. ព. សាដៀវ ឬ សាយដៀវ 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៥</text:p>
          </table:table-cell>
          <table:table-cell table:style-name="តារាង1.A2" office:value-type="string">
            <text:p text:style-name="P5">ដេ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ម្រេច​ឥរិយាបថ ១ ផ្សេង អំពី​ឥរិយាបថ ៣ គឺ ដើរ, ឈរ, <text:s/>អង្គុយ; គឺ​ដាក់​ខ្លួន​ដេក​លើ​ទី, បញ្ឈប់​អារម្មណ៍​សម្ងំ​ឲ្យ​លក់ ។ ព. ប្រ. ឈប់​ដោយ​មាន​ទាស់​ដំណើរ, មិន​ប្រព្រឹត្ត​ទៅ : រោង​ម៉ាស៊ីន​នុះ ឥឡូវ​ដេក​ទៅ​ហើ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៦</text:p>
          </table:table-cell>
          <table:table-cell table:style-name="តារាង1.A2" office:value-type="string">
            <text:p text:style-name="P5">ដ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ង្អើល​ឲ្យ​ដើរ​ចេញ, បង្ខំ​ឲ្យ​ដើរ, កម្ចាត់​ឲ្យ​ឃ្លាត​ចេញ : ដេញ​ចាប, ដេញ​គោ, ដេញ​គូលី​ឲ្យ​លែង​ធ្វើ​ការ ។ រត់​តាម​ដើម្បី​ចាប់, ឬ​នឹង​ប្រហារ : ដេញ​ចោរ, ដេញ​ទន្សាយ ។ ជម្រះ​មន្ទិល​សម្រាំង​យក​សាច់​ល្អ​បរិសុទ្ធ : ដេញ​មាស ។ កេះ, ត្រេះ, ផ្ទាត់​ខ្សែ​តន្ត្រី : ដេញ​ចាប៉ី ។ ដេញ​ជើង ពិនិត្យ, សង្កេត​សង្កិន, ឈ្លេច​សួរ ឲ្យ​ទាស់​ជើង, ឲ្យ​ឃើញ​ពិត ។ ដេញ​ដោល សាក​សួរ​ជជីក​ឲ្យ​ច្បាស់​ការ, សួរ​សង្កិន​បង្ខំ​ឲ្យ​ឆ្លើយ​ដោះ​ស្រាយ ។ ដេញ​ថ្លៃ ត​ដំឡើង​ថ្លៃ​ប្រជែង​គ្នា​ដើម្បី​ឲ្យ​បាន​មក​ខ្លួន ។ ដេញ​ធ្នាក់ ចូល​មក​ត​យុទ្ធ​នឹង​ធ្នាក់ (បក្សី) ។ ដេញ​ប្រយោគ ប្រឡង​ចំណេះ​វិជ្ជា, ពិនិត្យ​ចំណេះ​វិជ្ជា​តាម​ប្រយោគ​មុខ​ការ​មាន​កំណត់ ។ ដេញ​ពុត សង្កេត​រក​ពុត, ពិនិត្យ​រក​ឲ្យ​ឃើញ​ពុត ។ ដេញ​មុខ​ការ <text:s/>ត​ថ្លៃ, ដេញ​ថ្លៃ ដណ្ដើម​យក​មុខ​ការ (ហៅ​ត្រឹម​តែ ដេញ ក៏​បាន)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េញ​ដោល </text:p>
          </table:table-cell>
        </table:table-row>
        <table:table-row>
          <table:table-cell table:style-name="តារាង1.A2" office:value-type="string">
            <text:p text:style-name="P4">៣៨៨៧</text:p>
          </table:table-cell>
          <table:table-cell table:style-name="តារាង1.A2" office:value-type="string">
            <text:p text:style-name="P5">ដេ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ភ្ជាប់​អ្វី​ៗ ដោយ​ម្ជុល​និង​ចេស : ដេរ​ខោ, ដេរ​អាវ, ដេរ​ថ្នេរ​ដៃ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៨</text:p>
          </table:table-cell>
          <table:table-cell table:style-name="តារាង1.A2" office:value-type="string">
            <text:p text:style-name="P5">ដេរដា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ដាស​ពាស, ពាស​ពេញ, ត្រៀបត្រា : មនុស្ស​ដេរដាស, ឈរ​ដេរដាស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៨៩</text:p>
          </table:table-cell>
          <table:table-cell table:style-name="តារាង1.A2" office:value-type="string">
            <text:p text:style-name="P5">ដ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14">លោហ​ជាតិ​មួយ​ពួក កើត​ពី​ជាតិ​ថ្ម​មាន​ព័ណ៌​ក្រមៅ ជា​ធាតុ​រឹង​ជាង​ពួក​លោហ​ជាតិ​ទាំងពួង, មាន​ប្រយោជន៍​ប្រើ​ការ​បាន​ច្រើន​យ៉ាង​ជាង​លោហ​ជាតិ​ទាំងពួង ។ ដែក​កណ្ដារ ដែក​ស្រួយ​សម្រាប់​ក្ដារ​ឬ ខៃ​ទម្លុះ​សាច់​ឈើ ។ ដែក​ខួង (ម. ព. ខួង) ដែក​ខៃ <text:s/>ដែក​សម្រាប់​ខៃ​ទម្លុះ ។ ដែក​គាស់ ដែក​មាន​សណ្ឋាន​ឆែក​ជា​ចម្ពាម​ខាង​ចុង សម្រាប់​គាស់​ដក​ដែក​គោល ។ ដែក​គោល <text:s/>ដែក​មាន​សណ្ឋាន​មូល​តូច​ទ្រវែង​មាន​ក្បាល ខាង​ចុង​ស្រួច​សម្រាប់​បោះ​ភ្ជាប់​អ្វី​ៗ ។ ដែក​ចារ ដែក​មូល​ឆ្មារ​ស្រួច​មាន​ដង​សម្រាប់​ចារ​សាស្ត្រា​ស្លឹក​រឹត ។ ដែក​ឆាប ដែក​មាន​បន្លា​ខ្លី​ញឹក​សម្រាប់​ឆាប​ធ្មេញ​រណារ​ជាដើម ។ ដែក​ឈូស <text:s/>ដែក​សម្រាប់​ឈូស​រំលីង​ឈើ ។ ដែក​ដុល ដែក​ដែល​នៅ​ទាំង​ដុំ (ម. ព. ដុល ផង) ។ ដែក​ថែប (ម. ព. ថែប) ។ ដែក​ពុត ដែក​សម្រាប់​ពត់​ធ្មេញ​រណារ ។ ដែក​ភ្លើង ដែក​សម្រាប់​ដំ​យក​ភ្លើង (ដែក​ភ្លើង​១​គ្រឿង មាន​ដែក​ដំ​១ បំពង់​ប៉ុយ​១ ថ្ម ១​ដុំ) ។ (ម.ព.ឈើ​គូស​ផង) ។ ដែក​ស្វាន (ម. ព. ស្វាន ) ។ ដែក​អង្រូស (ម. ព. អង្រូស)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០</text:p>
          </table:table-cell>
          <table:table-cell table:style-name="តារាង1.A2" office:value-type="string">
            <text:p text:style-name="P5">ដ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អា ឬ​មេ សម្រាប់​អ្នក​ធំ​ហៅ​រក​អ្នក​តូច ឬ​ចៅហ្វាយ​នាយ​ហៅ​រក​មនុស្ស​ដែល​នៅ​ក្រោម​បង្គាប់​ខ្លួន, បើ​ប្រុស​ប្រើ អា​ដែង, ស្រី​ប្រើ មេ​ដែង <text:s/>: <text:span text:style-name="T1">អា​ដែង​មេ​ដែង​អស់​នេះ វា​នាំ​គ្នា​ទៅ​ឯណា​អស់​អេះ ?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១</text:p>
          </table:table-cell>
          <table:table-cell table:style-name="តារាង1.A2" office:value-type="string">
            <text:p text:style-name="P5">ដែ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ដ្ឋ, ប្រទេស, អាណា​ខេត្ត​ទាំងមូល​ដែល​នៅ​ក្នុង​អំណាច​ការ​ត្រួត​ត្រា​របស់​រាជការ​សម្រាប់​ផែន​ដី​នីមួយ​ៗ <text:s/>: ដែន​កម្ពុជា (កម្ពុជរដ្ឋ), ដែន​កម្ពុជា​ក្រោ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២</text:p>
          </table:table-cell>
          <table:table-cell table:style-name="តារាង1.A2" office:value-type="string">
            <text:p text:style-name="P5">ដែ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ដូច​គ្នា, បាន​ដូច​គ្នា, ផង; ដូច​ពាក្យ​ថា : ខ្ញុំ​ទៅ​ដែរ, ដូច្នេះ​ក៏​បាន​ដែរ, អ្នក​ទៅ​ជាមួយ​នឹង​ខ្ញុំ​ដែរ​ឬ <text:s/>? ល្អ​គ្រាន់​បើ​ដែរ <text:s/>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៣</text:p>
          </table:table-cell>
          <table:table-cell table:style-name="តារាង1.A2" office:value-type="string">
            <text:p text:style-name="P5">ដែល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អា. និ.</text:p>
          </table:table-cell>
          <table:table-cell table:style-name="តារាង1.D2" office:value-type="string">
            <text:p text:style-name="P7">ពាក្យ​ប្រាប់​ដំណើរ​នៃ​អំពើ សម្រាប់​និយាយ​ភ្ជាប់​នាំ​មុខ​នាម​សព្ទ, គឺ​ដូច​ពាក្យ​ថា : ការ​ដែល​ខ្ញុំ​ធ្វើ, ពាក្យ​ដែល​គេ​និយាយ, ដំណឹង​ដែល​ខ្ញុំ​ឮ, សាលា​រៀន​ដែល​រាជការ​ចំណាយ​ប្រាក់​ឲ្យ​សង់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ំណល់, របស់​ដែល​សល់​ឬ​ដែល​គេ​ប្រើប្រាស់​ហើយ : ស៊ី​បាយ​ដែល​គេ, ស្លៀក​សំពត់​ដែល​គេ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៤</text:p>
          </table:table-cell>
          <table:table-cell table:style-name="តារាង1.A2" office:value-type="string">
            <text:p text:style-name="P5">ដ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វយវៈ​មនុស្ស​ឬ​សត្វ​ពួក​ខ្លះ សម្រាប់​ចាប់​ពាល់​កាន់​ជាដើម ។ ប្រដាប់​សម្រាប់​ចាប់​រវៃឬ​បង្វិល​ក៏​ហៅ <text:s/>ដៃ ដែរ : ដៃរ​ហាត់, ដៃ​ត្បាល់​កិន, ដៃ​ស្នា ។ <text:s/>ប្រដាប់​សម្រាប់​ចាប់​ក្បាល​ចង្កូត​ក៏​ហៅ​ដៃ <text:s/>ដែរ : ដៃ​ចង្កូត ។ មែក​ឫស្សី​ក៏​ហៅ ដៃ ដែរ : ដៃ​ននោង, ដៃ​ត្រឡាច ។ ព្រៃក, ស្ទឹង, ទន្លេ, សមុទ្រ ដែល​លយ​វែង​ចូល​មក​ក្នុង​ដី ក៏​ហៅ ដៃ ដែរ : ដៃ​ស្ទឹង, ដៃ​ទន្លេ, ដៃ​សមុទ្រ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៥</text:p>
          </table:table-cell>
          <table:table-cell table:style-name="តារាង1.A2" office:value-type="string">
            <text:p text:style-name="P5">ដៃ​កែ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្រដាប់​មាន​សណ្ឋាន​ខាង​ចុង-ង ដូច​ភ្លុក​ដំរី​សម្រាប់​ពាក់, ព្យួរ, ទ្រ​អ្វី​ៗ : ព្យួរ​អាវ​នៅ​ដៃ​កែវ, ដាក់​សាស្ត្រា​លើ​ដៃ​កែវ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៦</text:p>
          </table:table-cell>
          <table:table-cell table:style-name="តារាង1.A2" office:value-type="string">
            <text:p text:style-name="P5">ដៃខ្ល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ផ្កា​ក្រអូប ក្លិន​ដូច​ផ្កា​កែវ, ដើម​មាន​សាច់​រឹង​ស្និទ្ធ គេ​ច្រើន​ឆ្លាក់​ប្រើ​ធ្វើ​ជា​ត្រា ។ ដំឡូង​មួយ​ប្រភេទ មើម​មាន​ទ្រង់ទ្រាយ​ក្រញាង ស្រដៀង​នឹង​ម្រាម​ដៃ​ខ្លា : ដំឡូង​ដៃ​ខ្លា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៧</text:p>
          </table:table-cell>
          <table:table-cell table:style-name="តារាង1.A2" office:value-type="string">
            <text:p text:style-name="P5">ដៃ​រគៀ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ែវ​ស្ល​កើត​ពី​ជ័រ​ឈើ ដែល​ស្រក់​ទៅ​ក្នុង​ដី, ឬ​ខ្សាច់​ឆ្នេរ​សមុទ្រ : ចិញ្ចៀន​ដៃ​រគៀ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៨</text:p>
          </table:table-cell>
          <table:table-cell table:style-name="តារាង1.A2" office:value-type="string">
            <text:p text:style-name="P5">ដៃ​រណ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ន្ទះ​ឫស្សី​ឬ​ឈើ មាន​ជ្រុង ៤ ជា​គ្រឿង​ផ្ទះ គេ​រាយ​ភ្ជាប់​ពី​លើ​បង្កង់ សម្រាប់​ទទួល​តម្ពក់​ក្បឿង : អារ​ដៃ​រណែង, វាយ​ដៃ​រណែ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៣៨៩៩</text:p>
          </table:table-cell>
          <table:table-cell table:style-name="តារាង1.A2" office:value-type="string">
            <text:p text:style-name="P5">ដៃ​រហា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ឈើ​មួយ​ប្រភេទ ច្រើន​ដុះ​ក្បែរ​ដង​ស្ទឹង, មាន​ផ្លែ​ល្អិត​ៗ ពួក​ក្មេង​ច្រើន​ប្រើ​បរិភោគ​ជា​អាហា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០</text:p>
          </table:table-cell>
          <table:table-cell table:style-name="តារាង1.A2" office:value-type="string">
            <text:p text:style-name="P5">ដៃ​ស្វ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ើ​មាន​សណ្ឋាន​ទាំង​ខាង​ចុង​ទាំង​ខាង​ដើម​ស្រដៀង​នឹង​ចង្កេះ​ស្លឹក​សីមា សម្រាប់​ចាប់​ទាម​ឈើ ដែល​បែក​ដែល​ប្រេះ​កុំ​ឲ្យ​បែក​ដាច់​ពី​គ្នា : ចាប់​ដៃ​ស្វា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១</text:p>
          </table:table-cell>
          <table:table-cell table:style-name="តារាង1.A2" office:value-type="string">
            <text:p text:style-name="P5">ដ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ជាល​រាង​ធំ​ត្បាញ​ជិត​មាំ សម្រាប់​ដាក់​ស្រូវ : ស្រូវ​មួយ​ដោ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២</text:p>
          </table:table-cell>
          <table:table-cell table:style-name="តារាង1.A2" office:value-type="string">
            <text:p text:style-name="P5">ដោ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ពាក្យ​សម្រាប់​និយាយ​ផ្សំ​ជា​មួយ​នឹង​ពាក្យ​ដាច់ : ដាច់​ដោច <text:s/>គឺ​ដាច់​ជា​ចម្រៀក ឬ​ជា​កំណាត់​តូច​ធំ ។ ដាច់​ដោច​គ្នា ឬ ដាច់​ដោច​ប្ដី​ប្រពន្ធ <text:s/>គឺ​លែង​លះ​ប្ដី​ប្រពន្ធ​ដាច់​ស្រឡ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ាច់ដោច</text:p>
          </table:table-cell>
        </table:table-row>
        <table:table-row>
          <table:table-cell table:style-name="តារាង1.A2" office:value-type="string">
            <text:p text:style-name="P4">៤០០៣</text:p>
          </table:table-cell>
          <table:table-cell table:style-name="តារាង1.A2" office:value-type="string">
            <text:p text:style-name="P5">ដោ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តោទ <text:s/>ន. &lt; តុទ កិ. “ចាក់, ចោះ”) ចាក់​ដោយ​ដែក​ឬ​ដោយ​ឈើ, ឫស្សី​ស្រួច​ជាដើម ឲ្យ​ធ្លុះ​ឲ្យ​ជាប់​នៅ​អ្វី​ៗ : ដោត​ត្រី, ដោត​សាច់ <text:s/>ជាដើម ។ ជេរ​ដោយ​សម្ដី​ទ្រគោះ : អា​គេ​ដោត​អំបែង​ក្បាល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៤</text:p>
          </table:table-cell>
          <table:table-cell table:style-name="តារាង1.A2" office:value-type="string">
            <text:p text:style-name="P5">ដោ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នៅ​មិន​ទាន់​បើក មិន​ទាន់​រីក, ដែល​នៅ​ក្ដោប : ផ្កា​ដោប (មិន​សូវ​ប្រើ; ច្រើន​ប្រើ​ថា ផ្កា​ក្ដោប, ផ្កា​នៅ​ក្ដោប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៥</text:p>
          </table:table-cell>
          <table:table-cell table:style-name="តារាង1.A2" office:value-type="string">
            <text:p text:style-name="P5">ដោម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ំពូល​ប្រាសាទ, គ្រឹហា មាន​សណ្ឋាន​ក្រឡូម​ច្រឡោ, ស្រដៀង​នឹង​រាង​ដោក, ខ្ពស់​ត្រដែត : ក្រឡេក​ទៅ​ឃើញ​ដោម​ប្រាសាទ ប្រសើរ​ស្អាងស្អាត​ខ្ពស់​ត្រដឹម មើល​ពី​ចម្ងាយ​ឃើញ​សន្លឹម​លន្លឹម​ស្រងាត់​ក្នុង​មេឃា។ <text:s/>បារ. ដូម <text:s/>(<text:span text:style-name="T5">dÔme </text:span><text:span text:style-name="T4">)។ ពាក្យ​នេះ​ខ្មែរ​ប្រើ​តាំង​ពី​ក្នុង​សម័យ​បុរាណ​ព្រេងនាយ​យូរ​អង្វែង​ហើយ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ខ្ពស់, ខ្ពស់​ស្រោង, ខ្ពស់​ត្រដួចត្រដឹម, (ច្រើន​ប្រើ​ក្នុង​តែ​ពាក្យ​កាព្យ) : លើក​ករ​ប្រណម្យ ដោម​ដាក់​សិរសា ក្រួញ​ក្រាប​វន្ទា ឆ្ពោះ​ព្រះ​ត្រៃ​រ័ត្ន ។ ដោម​ដុង​ផុត​ចុង​ព្រឹក្សា ចុច​ជាប់​មេឃា មើល​ឃើញ​លឹម​ៗ ។ (សាស្ត្រា​ល្បែង​មាន​ច្រើន​ច្បាប់) ។</text:p>
          </table:table-cell>
          <table:table-cell table:style-name="តារាង1.D2" office:value-type="string">
            <text:p text:style-name="P6">ដោមដុ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៦</text:p>
          </table:table-cell>
          <table:table-cell table:style-name="តារាង1.A2" office:value-type="string">
            <text:p text:style-name="P5">ដោយ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ព្រម​តាម, ប្រតិបត្តិ​តាម : កូន​នេះ​ដោយ​ដំបូន្មាន​ណាស់, កូន​នោះ​មិន​ដោយ​ដំបូន្មាន​សោះ ។ ជាប់​តាម, ជាប់​ទៅ​ជាមួយ : អ្នក​រើ​យក​អីវ៉ាន់​ទៅ ដោយ​ទាំង​សំពត់​ហូល​របស់​ខ្ញុំ​មួយ​ទៅ​ផង។ សេព​មេថុន​ធម្ម, ធ្វើ​សេវនកិច្ច, រួម​សង្វាស, រួម​ប្រវេណី : គោ​ដោយ​ញី​ឈ្មោល ។ ស្រឡាញ់​ស្នេហ៍​ស្និទ្ធ : បង​ឯង​នេះ គ្មាន​ស្រី​ណា​គេ​ដោយ​ទេ !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អា. និ.</text:p>
          </table:table-cell>
          <table:table-cell table:style-name="តារាង1.D2" office:value-type="string">
            <text:p text:style-name="P7">នឹង; ពាក្យ​ប្រាប់​ដំណើរ​សម្រេច​នូវ​អំពើ; សម្រាប់​ប្រើ​និយាយ​ភ្ជាប់​នាំ​មុខ​នាមនាម, ដូច​ពាក្យ​ថា : ធ្វើ​ការ​ដោយ​ដៃ, ដើរ​ដោយ​ជើង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៧</text:p>
          </table:table-cell>
          <table:table-cell table:style-name="តារាង1.A2" office:value-type="string">
            <text:p text:style-name="P5">ដោយ​នូ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--នៅ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អា. និ.</text:p>
          </table:table-cell>
          <table:table-cell table:style-name="តារាង1.D2" office:value-type="string">
            <text:p text:style-name="P7">តាម, តាម​ដោយ : វា​ធ្វើ​ដោយ​នូវ​ទំនើង​ចិត្ត​វ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៨</text:p>
          </table:table-cell>
          <table:table-cell table:style-name="តារាង1.A2" office:value-type="string">
            <text:p text:style-name="P5">ដោយ​ស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អាស្រ័យ​ផង : ដោយ​សារ​ទូក​គេ, ដោយ​សារ​រទេះ​គេ ។ អា. និ. <text:s/>ព្រោះ​តែ, អាស្រ័យ​នឹង : រស់​ដោយ​សារ​គេ​ចិញ្ចឹម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០៩</text:p>
          </table:table-cell>
          <table:table-cell table:style-name="តារាង1.A2" office:value-type="string">
            <text:p text:style-name="P5">ដោយ​ហេតុ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--ហែត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ព្រោះ​ហេតុ, អាស្រ័យ​ហេតុ : ខ្ញុំ​ឆ្លៀត​ទៅ​ពុំ​រួច​ទេ ដោយ​ហេតុ​ជាប់​កិច្ច​រវល់​ច្រើន​ណាស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០</text:p>
          </table:table-cell>
          <table:table-cell table:style-name="តារាង1.A2" office:value-type="string">
            <text:p text:style-name="P5">ដោ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វិ. ឬ គុ.</text:p>
          </table:table-cell>
          <table:table-cell table:style-name="តារាង1.D2" office:value-type="string">
            <text:p text:style-name="P7">ដែល​ឡើង​កន្ទួល​ធំ​ខ្លោត​ដោយ​ពិស​អ្វី​រោល​ជាដើម : កម្ទេច​អាល​រោល​សាច់​ឡើង​ដោរ​ពាស​ពេញ​អស់​ទាំង​ខ្លួ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១</text:p>
          </table:table-cell>
          <table:table-cell table:style-name="តារាង1.A2" office:value-type="string">
            <text:p text:style-name="P5">ដោ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ុញ​ច្រាន​ដោយ​ថ្នោល : ដោល​ទូក ។ ស្ទុះ​ដាល​រុញ​ឡើង : កូន​នេះ​ថ្លោស​ណាស់ វា​ចេះ​តែ​ដោល​កាន់​ទប់​ស្ទើរ​តែ​នឹង​មិន​ជាប់; គោ​ដាល​ដោល​ស្ទើរ​តែ​នឹង​ភ្លូក​រទេះ ។ គោ​មួយ​ក្រោល​ដោល​តែ​គ្នា​ឯង (ព. ទ. បុ.) បង​ប្អូន​ក្នុង​ក្រុម​គ្រួសារ​តែ​មួយ​រក​រឿង​ឈ្លោះ​ប្រកែក​តែ​គ្នា​ឯ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២</text:p>
          </table:table-cell>
          <table:table-cell table:style-name="តារាង1.A2" office:value-type="string">
            <text:p text:style-name="P5">ដោះ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វយវៈ​របស់​មនុស្ស​ឬ​សត្វ ឋិត​នៅ​ត្រង់​ដើម​ទ្រូង; បើ​ជា​ស្រី​ឬ​ញី សម្រាប់​ឲ្យ​កូន​បៅ ។ ប៉ែក​របស់​គ្រឿង​វាយ​ដំ​ពួក​មួយ ដែល​មាន​សណ្ឋាន​ខាង​ក្រោម​ផត​ចូល ខាង​លើ​ខ្ពស់​កំពុង​ឡើង ស្រដៀង​នឹង​ដោះ : ដោះ​គង, ដោះ​រគាំង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ស្រាយ, កែ​ស្រាយ, ធ្វើ​ឲ្យ​របូត​ពី​ចំពាក់​គ្នា, បើក​លែង, គេច​ចេញ, គេច​កែ : ដោះ​ប្រស្នា, ដោះ​ចំណង, ដោះ​បំណុល, ដោះ​មនុស្ស​ទោស, ដោះ​ខ្លួន​ចេញ, និយាយ​ដោះ <text:s/>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៣</text:p>
          </table:table-cell>
          <table:table-cell table:style-name="តារាង1.A2" office:value-type="string">
            <text:p text:style-name="P5">ដោះ​គ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វល្លិ​មួយ​ប្រភេទ មាន​ផ្កា​ក្រអូប​ឆ្ងិត (គួរ​ហៅ <text:s/>ពិដោរ​គន្ធ <text:s/>ឬ <text:s/>វល្លិ​សុគន្ធ, ផ្កា​សុគន្ធ <text:s/>សម​ណាស់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៤</text:p>
          </table:table-cell>
          <table:table-cell table:style-name="តារាង1.A2" office:value-type="string">
            <text:p text:style-name="P5">ដោះ​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ញ <text:s/>២ គុ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៥</text:p>
          </table:table-cell>
          <table:table-cell table:style-name="តារាង1.A2" office:value-type="string">
            <text:p text:style-name="P5">ដោះ​ដ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ោះ​គេច​ចេញ, ដោះ​ចេញ ឈប់​លែង​ត​យុទ្ធ ឬ​លែង​សេពគប់ : ដោះ​ដៃ​រត់​ចេញ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៦</text:p>
          </table:table-cell>
          <table:table-cell table:style-name="តារាង1.A2" office:value-type="string">
            <text:p text:style-name="P5">ដោះ​ទុក្ខ​សត្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(ព. គ) ជុះ, នោម : ដោះ​ទុក្ខ​សត្វ​ធំ គឺ​បន្ទោបង់​ឧច្ចារៈ, បន្ទោបង់​លាមក, បត់​ជើង​ធំ (ជុះ); ដោះ​ទុក្ខ​សត្វ​តូច គឺ​បន្ទោបង់​បស្សាវៈ, បត់​ជើង​តូច (នោម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៧</text:p>
          </table:table-cell>
          <table:table-cell table:style-name="តារាង1.A2" office:value-type="string">
            <text:p text:style-name="P5">ដោះ​ស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រ៉ាយរ៉ាប់, រៀបរាប់, បូរបាច់, សា​ដំណើរ, សា​ទុក្ខ, សា​ទោស : វា​បាន​មក​ដោះ​សា​រួច​ហើយ, និយាយ​ដោះ​ស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៨</text:p>
          </table:table-cell>
          <table:table-cell table:style-name="តារាង1.A2" office:value-type="string">
            <text:p text:style-name="P5">ដ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ចុច​ឲ្យ​ដិត​ជា​សម្គាល់, ធ្វើ​ឲ្យ​មាន​គ្រឿង​សម្គាល់, គូស​ចំណាំ : ដៅ​កំបោរ ។ សំដៅ, តម្រង់​ចំពោះ​ដោយ​ស្មាន : ចោរ​ដែល​លួច​ទ្រព្យ​របស់​ខ្ញុំ​នោះ​មិន​ជាក់​ជា​ឈ្មោះ​ណា​ទេ ប៉ុន្តែ​ខ្ញុំ​ដៅ​លើ​មនុស្ស​ម្នាក់ ព្រោះ​មាន​ទំនង​គួរ​ឲ្យ​ចាប់​មន្ទិ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១៩</text:p>
          </table:table-cell>
          <table:table-cell table:style-name="តារាង1.A2" office:value-type="string">
            <text:p text:style-name="P5">ដុ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ំណាត់, បំណែក, កង់; ភាគ​ឬ​ប៉ែក ដែល​ជាប់​មូល​គ្នា, ដែល​រួម​គ្នា : ដុំ​ឥដ្ឋ, ឥដ្ឋ ១ ដុំ, ស្ករ ១ ដុំ, សាច់ ១ ដុំ, ដី ១ ដុំ, ផ្ទះ ១ ដុំ; ឈរ​ដោយ​ដុំ, នៅ​ដោយ​ដុំ, ចង​ជា​ដុំ ។ ឈើ​មូល​មាន​ដំណាប់​បញ្ចុះ​គល់​កាំ​មាន​ប្រហោង​សម្រាប់​ស៊ក​ភ្លៅ : ដុំ​រទេ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០</text:p>
          </table:table-cell>
          <table:table-cell table:style-name="តារាង1.A2" office:value-type="string">
            <text:p text:style-name="P5">ដុំ​ដៃ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ចុង​ឆ្អឹង​ធំ​ត្រង់​ប្រទល់​កែង​ដៃ : បុះ​នឹង​ដុំ​ដៃ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១</text:p>
          </table:table-cell>
          <table:table-cell table:style-name="តារាង1.A2" office:value-type="string">
            <text:p text:style-name="P5">ដំ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វាយ​ឲ្យ​ពៀច, ឲ្យ​ទក់ ដោយ​ញញួរ​ឬ​អន្លូង ជាដើម ។ ត្រី​រ៉ស់​ដំ​កន្លែង <text:s/>ត្រី​រ៉ស់​ធ្វើ​កន្លែង​នឹង​ពង ។ ព. ប្រ. ដំ​កន្លែង គឺ​វាត​ទី​ធ្វើ​កន្លែង​នៅ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ូន្យ​ឬ​វង់​តូច​ខាង​លើ​អក្សរ គឺ​និគ្គហិត <text:span text:style-name="T6">( </text:span><text:span text:style-name="T8">° </text:span><text:span text:style-name="T6">)</text:span> នេះ : ក ដំ​លើ​ជា កំ, កា ដំ​លើ កាំ ។ល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២</text:p>
          </table:table-cell>
          <table:table-cell table:style-name="តារាង1.A2" office:value-type="string">
            <text:p text:style-name="P5">ដំងើ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--ង៉ើច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ដំអក់​ក្រ​ឆ្លើយ, ដំអក់​ក្រ​ទៅ, ក្រ​មក : ចុះ​ដំងើច​ដល់​ណា​ទៀត ?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៣</text:p>
          </table:table-cell>
          <table:table-cell table:style-name="តារាង1.A2" office:value-type="string">
            <text:p text:style-name="P5">ដំណ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ថ. 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ក​អ្វី​ៗ : ដំណក​ស្មៅ, ដំណ​កូន​ស្ពៃ, កូន​ថ្នាំ​នេះ​ល្មម​ដល់​ដំណក​ហើយ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៤</text:p>
          </table:table-cell>
          <table:table-cell table:style-name="តារាង1.A2" office:value-type="string">
            <text:p text:style-name="P5">ដំណ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ក់, ដំណើរ​ដែល​ដក់​នៅ : ដំណក់​ទឹក (កុំ​ច្រឡំ​នឹង​ពាក្យ <text:s/>តំណក់ ម. ព. នេះ​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៥</text:p>
          </table:table-cell>
          <table:table-cell table:style-name="តារាង1.A2" office:value-type="string">
            <text:p text:style-name="P5">ដំណ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ដែល​ដាក់, ដែល​ឈប់, ទី​សម្រាប់​ស្នាក់; លំនៅ​ក្សត្រ : ខំ​ស្រូត​ឲ្យ​ដល់​ដំណាក់, ដំណាក់​រទេះ​ភ្លើង, ដំណាក់​ព្រះ​អង្គ​ម្ចាស់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៦</text:p>
          </table:table-cell>
          <table:table-cell table:style-name="តារាង1.A2" office:value-type="string">
            <text:p text:style-name="P5">ដំណាច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ាច់, ដំណើរ​ដាច់, អ្វី​ៗ​ដែល​ដាច់ : ដំណាច់​ឆ្នាំ​ចាស់, ដំណាច់​ខែ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៧</text:p>
          </table:table-cell>
          <table:table-cell table:style-name="តារាង1.A2" office:value-type="string">
            <text:p text:style-name="P5">ដំណាប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រណ្ដៅ, រន្ធ ដែល​កើត​ពី​ដាប់ : ដំណាប់​សស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(ម. ព. តំណាប់ <text:s/>ន.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៨</text:p>
          </table:table-cell>
          <table:table-cell table:style-name="តារាង1.A2" office:value-type="string">
            <text:p text:style-name="P5">ដំណ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ស្មើ​អាយុ​គ្នា, ស្មើ​ឆ្នាំ​គ្នា, ស្មើ​កាល​គ្នា : អ្នក​នឹង​ខ្ញុំ​កើត​ឆ្នាំ​ដំណាល​គ្នា; ចេញ​ទៅ​ក្នុង​ពេល​ដំណាល​គ្នា ។ កិ. វិ. ព្រម​គ្នា, ជា​មួយ​គ្នា : ទៅ​ដំណាល​គ្នា, មក​ដល់​ដំណាល​គ្ន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២៩</text:p>
          </table:table-cell>
          <table:table-cell table:style-name="តារាង1.A2" office:value-type="string">
            <text:p text:style-name="P5">ដំណឹ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េចក្ដី​ដែល​ឲ្យ​ដឹង, សេចក្ដី​ដែល​ដឹង, ការ​ដឹង : ឮ​ដំណឹង, មាន​ដំណឹ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០</text:p>
          </table:table-cell>
          <table:table-cell table:style-name="តារាង1.A2" office:value-type="string">
            <text:p text:style-name="P5">ដំណុ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ុស​ឲ្យ​ជ្រះ, ឲ្យ​រលីង, ឲ្យ​ស្អាត; កន្លែង​ដែល​គេ​ដុស​ជម្រះ : ត្រូវ​ប្រយ័ត្ន​កុំ​កាន់​ឲ្យ​ប្រឡាក់​ត្រង់​ដំណុស​ថ្ម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១</text:p>
          </table:table-cell>
          <table:table-cell table:style-name="តារាង1.A2" office:value-type="string">
            <text:p text:style-name="P5">ដំណ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ុះ, ដំណើរ​ដុះ : ដំណុះ​ស្មៅ, ដំណុះ​សំណាប, ដំណុះ​កូន​ស្ពៃ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២</text:p>
          </table:table-cell>
          <table:table-cell table:style-name="តារាង1.A2" office:value-type="string">
            <text:p text:style-name="P5">ដំណូ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ភាព​ដូច​គ្នា, បែប​ដូច​គ្នា : ធៀប​ដំណូច​ឃើញ​ខុស​គ្នា គឺ​ធៀប​មើល​ឃើញ​មិន​ដូច​គ្ន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៣</text:p>
          </table:table-cell>
          <table:table-cell table:style-name="តារាង1.A2" office:value-type="string">
            <text:p text:style-name="P5">ដំណួច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្វី​ៗ​ដែល​ដួច​ឬ​ផ្ដួច​ឡើង មាន​ដំណួច​ពិស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</text:p>
          </table:table-cell>
          <table:table-cell table:style-name="តារាង1.D2" office:value-type="string">
            <text:p text:style-name="P7">សព្ទ​ជា​បរិវារ​របស់​ពាក្យ ដំណឹង : ដំណឹង​ដំណួច គឺ​ដំណឹង​តិច​តួច ឬ​ដំណឹង​ដែល​តាំង​ផ្ដួច​ឡើ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ំណឹង​ដំណួច</text:p>
          </table:table-cell>
        </table:table-row>
        <table:table-row>
          <table:table-cell table:style-name="តារាង1.A2" office:value-type="string">
            <text:p text:style-name="P4">៤០៣៤</text:p>
          </table:table-cell>
          <table:table-cell table:style-name="តារាង1.A2" office:value-type="string">
            <text:p text:style-name="P5">ដំណួ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ួល, ដំណើរ​ដួល : ក្មេង​នុះ​វា​ដួល​ខ្លាំង, ចូរ​ពិនិត្យ​មើល​ដំណួល​វា តើ​មាន​ប៉ះ​ទង្គិច​លើ​អ្វី​ដែរ​ឬ​ទេ ?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៥</text:p>
          </table:table-cell>
          <table:table-cell table:style-name="តារាង1.A2" office:value-type="string">
            <text:p text:style-name="P5">ដំណើ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ធញ្ញជាតិ​មាន​ស្រូវ, ពោត, ស្កួយ​ជាដើម​ដែល​មាន​ជាតិ​ស្អិត, ល្អួត, ល្មួត : ស្រូវ​ដំណើប, ពោត​ដំណើប, អង្ករ​ដំណើប, បាយ​ដំណើប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៦</text:p>
          </table:table-cell>
          <table:table-cell table:style-name="តារាង1.A2" office:value-type="string">
            <text:p text:style-name="P5">ដំណើ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អំពើ​ដែល​ដើរ, ឥរិយាបថ​ដើរ ។ ទំនង​លំនាំ, ការណ៍, ហេតុ, សេចក្ដី ។ល។ : ដំណើរ​ពាក្យ, ដំណើរ​សេចក្ដី, ដំណើរ​នេះ​មិន​ស្រួល​ទេ ។ កើត​ដំណើរ <text:s/>កើត​មាន​វិវាទ, កើត​ក្ដី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៧</text:p>
          </table:table-cell>
          <table:table-cell table:style-name="តារាង1.A2" office:value-type="string">
            <text:p text:style-name="P5">ដំណៀ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ម្ដី​ដៀល, សម្ដី​រិះគន់, និន្ទា​ធ្ងន់​ៗ : គួរ​ប្រយ័ត្ន កុំ​ប្រព្រឹត្ត​អំពើ​អាក្រក់ ក្រែង​នឹង​មាន​ដំណៀល​ដល់​ខ្លួន រាល​ដាល​ដល់​ផៅពង្ស​វង្សត្រកូល​ផ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៨</text:p>
          </table:table-cell>
          <table:table-cell table:style-name="តារាង1.A2" office:value-type="string">
            <text:p text:style-name="P5">ដំណេ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​សម្រាប់​ដេក, កន្លែង​ដេក; ឥរិយាបថ​ដេក : ដាក់​ហឹប​ក្បែរ​ដំណេក; ទទួល​ទាន​ដំណេក, លង់​ដំណេក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៣៩</text:p>
          </table:table-cell>
          <table:table-cell table:style-name="តារាង1.A2" office:value-type="string">
            <text:p text:style-name="P5">ដំណេញ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េញ; ដំណើរ​ដែល​គេ​បាន​ដេញ​ហើយ ឬ​ដែល​ត្រូវ​ឲ្យ​ដេញ​តម្លៃ : ប្រកាស​ដំណេញ​ឲ្យ​សាធារណ​ជន​បាន​ដឹង​ទួទៅ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០</text:p>
          </table:table-cell>
          <table:table-cell table:style-name="តារាង1.A2" office:value-type="string">
            <text:p text:style-name="P5">ដំណ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កាឡា​ខ្លួន, ប្រែ​កាឡា, ប្រែ​ភេទ​ឲ្យ​មាន​បែប​ផ្សេង​ទីទៃ​ពី​រូប​ដើម, ពី​ភេទ​ដើម : យក្ស​ដំណែង​ខ្លួន​ជា​ប្រើស​មាស ។ វេវ. និម្មិត, និរ្មិត ។ កុំ​សរសេរ តំណែង (ម. ព. នេះ​ផ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១</text:p>
          </table:table-cell>
          <table:table-cell table:style-name="តារាង1.A2" office:value-type="string">
            <text:p text:style-name="P5">ដំណែ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ី, កន្លែង ឬ​អ្វី​ៗ​ជា​ដែល​គេ : រក្សា​ដំណែល ។ ប្រើ​ជា គុ. ក៏​បាន : កេរ​ដំណែ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២</text:p>
          </table:table-cell>
          <table:table-cell table:style-name="តារាង1.A2" office:value-type="string">
            <text:p text:style-name="P5">ដំណោ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ារ​ដោះ, ពាក្យ​ដោះ, ដំណើរ​ដោះ​ស្រាយ : ចោទ​ប្រកាន់​គេ​មិន​ជាប់​ទេ គេ​មាន​ដំណោះ​ស្រាយ​ច្រើន​យ៉ាង​ណាស់ ។ ដំណោះ​ពិត ការ​ដោះ​ស្រាយ​តាម​ហេតុ​ពិត ។ ឥត​មាន​ដំណោះ ឥត​មាន​ផ្លូវ​ដ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៣</text:p>
          </table:table-cell>
          <table:table-cell table:style-name="តារាង1.A2" office:value-type="string">
            <text:p text:style-name="P5">ដំណ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កន្លែង, របួស, មុខ​សស្ត្រា ដែល​ត្រូវ​ដោយ​វាយ​ដំ​ខ្លាំង ឬ​ដោយ​ការ​ប្រហារ​ណា​មួយ​យ៉ាង​ធ្ងន់ : មាន​ដំណំ, មាន​របួស​ជា​ដំណំ ។ ប្រើ​ជា គុ. ឬ កិ. វិ. <text:s text:c="2"/>ក៏​បាន​ខ្លះ : របួស​ដំណំ; វាយ​ដំណំ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៤</text:p>
          </table:table-cell>
          <table:table-cell table:style-name="តារាង1.A2" office:value-type="string">
            <text:p text:style-name="P5">ដំណ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រពើ​ពីជគាម​ឬ​ភូតគាម ដែល​គេ​ដាំ : ស្រូវ, ពោត, ... ជា​ដំណាំ​សំខាន់​របស់​ប្រទេស​យើង, លក់​ផល​ដំណាំ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៥</text:p>
          </table:table-cell>
          <table:table-cell table:style-name="តារាង1.A2" office:value-type="string">
            <text:p text:style-name="P5">ដំ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ប. សំ.</text:p>
          </table:table-cell>
          <table:table-cell table:style-name="តារាង1.D2" office:value-type="string">
            <text:p text:style-name="P7">ពីរ​គូ (៤) ។ ពាក្យ​សម្រាប់​ប្រើ​រាប់​ផ្លែ​ឈើ, កណ្ដាប់​ស្រូវ, កណ្ដាប់​សំណាប ឬ​សត្វ​តិរច្ឆាន​តូច​ៗ ជាដើម : ផ្លែ​ស្វាយ ៣ ដំប, កណ្ដាប់ ៥ ដំប, ចង្រិត ៦ ដំប ... (ដប់​ដំប <text:s/>ហៅ​ថា មួយ​ផ្លូន <text:s/>គឺ​ចំនួន ៤០, ដប់​ផ្លូន <text:s/>ហៅ​ថា មួយ​ស្លឹក <text:s/>គឺ​ចំនួន ៤០០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៦</text:p>
          </table:table-cell>
          <table:table-cell table:style-name="តារាង1.A2" office:value-type="string">
            <text:p text:style-name="P5">ដំប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គ្រឿង​អាវុធ​ធ្វើ​ដោយ​ឈើ ឬ​ដែក​ជាដើម ឈ្មោះ​ខ្លា​មួយ​ប្រភេទ : ខ្លា​ដំបង ។ ឈ្មោះ​ផ្ដៅ​ធំ​មួយ​ប្រភេទ : ផ្ដៅ​ដំបង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ខ្លា​ដំបង​ </text:p>
            <text:p text:style-name="P7">​ផ្ដៅ​ដំប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មាំ​ខ្ពស់ : ធំ​ដំបង <text:s/>គឺ​ធំ​មាំ​ខ្ព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៧</text:p>
          </table:table-cell>
          <table:table-cell table:style-name="តារាង1.A2" office:value-type="string">
            <text:p text:style-name="P5">ដំបង​គ្រញ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កុក​មួយ​ប្រភេទ មាឌ​ធំ​ចង្គ្រោ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៨</text:p>
          </table:table-cell>
          <table:table-cell table:style-name="តារាង1.A2" office:value-type="string">
            <text:p text:style-name="P5">ដំបង​យក្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-យ័ក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ប្រទាល​មួយ​ប្រភេទ មាន​បន្លា​តូច​ៗ ច្រូងច្រាង​គេ​តែង​ដាំ​ធ្វើ​ជា​បង : ដើម​ដំបង​យក្ស, របង​ដំបង​យក្ខ ។</text:p>
          </table:table-cell>
          <table:table-cell table:style-name="តារាង1.D2" office:value-type="string">
            <text:p text:style-name="P6">ដំបងយក្ខ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៤៩</text:p>
          </table:table-cell>
          <table:table-cell table:style-name="តារាង1.A2" office:value-type="string">
            <text:p text:style-name="P5">ដំប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មាំ, ហំ. ស្ដុក : ធំ​ដំបន់​ណាស់; វាយ​ត្រូវ​ដំបន់​ធ្ងន់​ណាស់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០</text:p>
          </table:table-cell>
          <table:table-cell table:style-name="តារាង1.A2" office:value-type="string">
            <text:p text:style-name="P5">ដំបារ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ផ្ទាំង, ផ្ទៃ : ដំបារ​មាស <text:s/>គឺ​ផ្ទាំង​មាស; ដំបារ​ពោះ <text:s/>គឺ​ផ្ទៃ​ពោះ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មាំ​ក្រាស់​ទង្គះ, ដែល​នាគាង​ចេញ : រាង​ដំបារ, ខ្នង​ដំបារ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១</text:p>
          </table:table-cell>
          <table:table-cell table:style-name="តារាង1.A2" office:value-type="string">
            <text:p text:style-name="P5">ដំប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ពំនូក​ដី​ដែល​កើត​ពី​កណ្ដៀរ​ពូ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២</text:p>
          </table:table-cell>
          <table:table-cell table:style-name="តារាង1.A2" office:value-type="string">
            <text:p text:style-name="P5">ដំប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ជា​បឋម, ជា​ខាង​ដើម, មុន,ទី​មួយ : គ្រា​ដំបូង, ជាន់​ដំបូង...។ ដំបូង​ខ្យល់ ន. ឬ គុ. ខ្យល់​ដំបូង គឺ​ខ្យល់​ដែល​បក់​ពី​ទិស​ឧត្តរ​មក​ជា​ដំបូង​ក្នុង​ខាង​ដើម​នៃ​ហេមន្ត​រដូវ : គ្រុន​ដំបូង​ខ្យល់ <text:s/>គឺ​គ្រុន​ដែល​បណ្ដាល​អំពី​ខ្យល់​ដំបូង​នោះ ។ ដំបូង​ចិត្ត ន. ឬ គុ. ដំណើរ​ថ្មោង​ចិត្ត, ដែល​ទើប​នឹង​តាំង​ចិត្ត​ផ្ដើម ផ្គង ជា​ដំបូង ឬ​ដែល​ទើប​នឹង​ចាប់​ចិត្ត​ស្រឡាញ់, រាប់​រក​ជា​ដំបូង ។ ដំបូង​ដៃ <text:s/>ន. ឬ គុ. កិច្ច​ការ​អ្វី​មួយ​ដែល​គេ​ទើប​នឹង​តាំង​ផ្ដើម​ជា​ដំបូង, ដែល​តាំង​ផ្ដើម​ជា​មុន​បំផុត 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៣</text:p>
          </table:table-cell>
          <table:table-cell table:style-name="តារាង1.A2" office:value-type="string">
            <text:p text:style-name="P5">ដំបូន្ម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>ដំបូនមាន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េចក្ដី​ទូន្មាន, ឱវាទ, ពាក្យ​ប្រដៅ : ឲ្យ​ដំបូន្មាន, ស្ដាប់​ដំបូន្មាន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៤</text:p>
          </table:table-cell>
          <table:table-cell table:style-name="តារាង1.A2" office:value-type="string">
            <text:p text:style-name="P5">ដំបូ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ប៉ែក​របាំង​ខាង​លើ​សម្រាប់​ការពារ​ទឹក​ភ្លៀង, កម្ដៅ​ថ្ងៃ​ជាដើម : ដំបូល​ផ្ទះ, ដំបូល​ទូក ។ អស់​ដំបូល <text:s/>ឬ អស់​ដំបូល​ផ្ទះ, គុ. (ព. ប្រ.) ដែល​លិច​លង់​ហិនហោច​វិនាស​អស់​ទ្រព្យ​ធន អស់​ផ្ទះ​លំនៅ ដោយ​បណ្ដាល​អំពី​ហេតុ​ណា​មួ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៥</text:p>
          </table:table-cell>
          <table:table-cell table:style-name="តារាង1.A2" office:value-type="string">
            <text:p text:style-name="P5">ដំបួ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និយាយ​ចំអក​ចំអន់​លេង : ដំបួច​សើច​លេង; និយាយ​ដំបួច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៦</text:p>
          </table:table-cell>
          <table:table-cell table:style-name="តារាង1.A2" office:value-type="string">
            <text:p text:style-name="P5">ដំប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មេ​ស្រា​ឬ​មេ​ត្រប៉ែ​ដែល​គេ​ផ្សំ​សូន​ជា​ដុំ ហើយ​ហាល​ឲ្យ​ស្ងួត​រឹ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៧</text:p>
          </table:table-cell>
          <table:table-cell table:style-name="តារាង1.A2" office:value-type="string">
            <text:p text:style-name="P5">ដំប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រោគ​កើត​នៅ​សាច់​មាន​ខ្ទុះ មាន​ទឹក​រងៃ; ដំបៅ​មាន​ច្រើន​ប្រភេទ មាន​ដំបៅ​ងា, ដំបៅ​ពក​ជាដើម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៥៨</text:p>
          </table:table-cell>
          <table:table-cell table:style-name="តារាង1.A2" office:value-type="string">
            <text:p text:style-name="P5">ដំរ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សត្វ​ចតុប្បាទ​មាន​រូប​ធំ​សម្បើម មាន​ស្បែក​ក្រាស់​មាន​ដៃ​ហៅ​ថា ប្រមោយ; <text:s/>ខ្លះ​មាន​ភ្លុក, មាន​ចែ ។ ឈ្មោះ​ត្រី​ស្រកា​មួយ​ប្រភេទ មាន​សណ្ឋាន​ធំ​កន្ទុយ​មូល សាច់​ជ្រាយ : ត្រី​ដំរី <text:s/>(ខ្មែរ​បុរាណ​មិន​យក​មក​ប្រើ​ជា​អាហារ​ទេ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ត្រី​ដំរី <text:s/></text:p>
          </table:table-cell>
        </table:table-row>
        <table:table-row>
          <table:table-cell table:style-name="តារាង1.A2" office:value-type="string">
            <text:p text:style-name="P4">៤០៥៩</text:p>
          </table:table-cell>
          <table:table-cell table:style-name="តារាង1.A2" office:value-type="string">
            <text:p text:style-name="P5">ដំរួ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ងារ​សម្រាប់​ជន​ពួក​ពល (ពួក​សូទ្រៈ​ថ្នាក់​ទាប​ជាង​អក​ហ្លួង ងារ​នេះ​មាន​តែ​ក្នុង​សម័យ​ពី​ដើម​ដែល​នៅ​មាន​ពួក​សូទ្រៈ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០</text:p>
          </table:table-cell>
          <table:table-cell table:style-name="តារាង1.A2" office:value-type="string">
            <text:p text:style-name="P5">ដំរួ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ទំនង, ន័យ : កាត់​ដំរួយ, ធ្វើ​ដំរួយ, ឲ្យ​ដំរួយ, មាន​ដំរួយ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១</text:p>
          </table:table-cell>
          <table:table-cell table:style-name="តារាង1.A2" office:value-type="string">
            <text:p text:style-name="P5">ដំរៀ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ពន្ធ​ថ្លៃ​ខ្លួន​យក​អំពី​ប្រជាជន​ជាតិ​តាង​ប្រទេស​នៅ​ក្នុង​កម្ពុជ​រដ្ឋ ដែល​ច្បាប់​ស្រុក​មិន​ទទួល​ទុក​ជា​ជាតិ​ខ្មែរ : ដំរៀត​ចិ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២</text:p>
          </table:table-cell>
          <table:table-cell table:style-name="តារាង1.A2" office:value-type="string">
            <text:p text:style-name="P5">ដំរ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ក្រូច​មួយ​ប្រភេទ ពួក​ក្រូច​ពោធិ៍សាត់​ឬ​ក្រូច​ចង​សក់ : ក្រូច​ដំរែក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ក្រូច​ដំរែក</text:p>
          </table:table-cell>
        </table:table-row>
        <table:table-row>
          <table:table-cell table:style-name="តារាង1.A2" office:value-type="string">
            <text:p text:style-name="P4">៤០៦៣</text:p>
          </table:table-cell>
          <table:table-cell table:style-name="តារាង1.A2" office:value-type="string">
            <text:p text:style-name="P5">ដំឡាន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 ឬ កិ. វិ.</text:p>
          </table:table-cell>
          <table:table-cell table:style-name="តារាង1.D2" office:value-type="string">
            <text:p text:style-name="P7">ដែល​មាន​ភាសា​សម្ដី​សម្រាប់​ជាតិ​ខ្លួន​ងាស់​ៗ មិន​ច្បាស់​លាស់​ ព្រោះ​អណ្ដាត​ធំ​ឬ​ព្រោះ​ងាស់​គល់​អណ្ដាត : មនុស្ស​ដំឡាន់, សំដី​ដំឡាន់; និយាយ​ដំឡាន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ឈ្មោះ​អំពៅ​មួយ​ប្រភេទ ដើម​ធំ​ៗ : អំពៅ​ដំឡាន់ <text:s/>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អំពៅ​ដំឡាន់ </text:p>
          </table:table-cell>
        </table:table-row>
        <table:table-row>
          <table:table-cell table:style-name="តារាង1.A2" office:value-type="string">
            <text:p text:style-name="P4">៤០៦៤</text:p>
          </table:table-cell>
          <table:table-cell table:style-name="តារាង1.A2" office:value-type="string">
            <text:p text:style-name="P5">ដំឡ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វល្លិ​មាន​មើម​ប្រើ​ជា​អាហារ; ដំឡូង​មាន​ច្រើន​ប្រភេទ​គឺ ដំឡូង​បាស, --ស្រំ, --ពស់, --ស្យា, --ដូង, --ឈាម​មាន់, --ពង​ប្រវឹក, --ដៃ​ខ្លា, --ជ្រូក, --ត្រែង, --ទៀន, --ទឹក, --ជ្វា <text:s/>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>ដំឡូង​បាស</text:p>
            <text:p text:style-name="P7">--ស្រំ, -<text:span text:style-name="T7">-ពស់</text:span></text:p>
            <text:p text:style-name="P7">--ស្យា, -<text:span text:style-name="T7">-ដូង</text:span></text:p>
            <text:p text:style-name="P7">--ឈាម​មាន់ </text:p>
            <text:p text:style-name="P7">--ពង​ប្រវឹក,--ដៃ​ខ្លា,-<text:span text:style-name="T7">-ជ្រូក,</text:span></text:p>
            <text:p text:style-name="P7">--ត្រែង, --ទៀន</text:p>
            <text:p text:style-name="P7">--ទឹក, -<text:span text:style-name="T7">-ជ្វា </text:span></text:p>
          </table:table-cell>
        </table:table-row>
        <table:table-row>
          <table:table-cell table:style-name="តារាង1.A2" office:value-type="string">
            <text:p text:style-name="P4">៤០៦៥</text:p>
          </table:table-cell>
          <table:table-cell table:style-name="តារាង1.A2" office:value-type="string">
            <text:p text:style-name="P5">ដំឡើ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ធ្វើ​ឲ្យ​ឡើង, ធ្វើ​ឲ្យ​ខ្ពស់​ជាង​មុន, ធ្វើ​ឲ្យ​មាន​កម្លាំង, ធ្វើ​ឲ្យ​ឃើញ​សម្បើម : ដំឡើង​ពន្ធដារ, ដំឡើង​ថ្លៃ​អីវ៉ាន់, ដំឡើង​ស្នា, ដំឡើង​គ្រូ, ដំឡើង​ឫក, ដំឡើង​ឫទ្ធិ ។ លើក​ផ្គុំ​រៀប​ចំ​តាម​លំនាំ​ស្រាប់ : ដំឡើង​រទេះ, ដំឡើង​រថយន្ត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 ឬ គុ.</text:p>
          </table:table-cell>
          <table:table-cell table:style-name="តារាង1.D2" office:value-type="string">
            <text:p text:style-name="P7">ឈ្មោះ​រដូវ​ដែល​ទឹក​ឡើង : រដូវ​ដំឡើង, ខែ​ដំឡើង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៦</text:p>
          </table:table-cell>
          <table:table-cell table:style-name="តារាង1.A2" office:value-type="string">
            <text:p text:style-name="P5">ដំឡ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ដែល​ឆាប់​ធំ​មុន​កាល​កំណត់ : ក្មេង​ដំឡោក។ ព. ផ្ទ. ក្រិស ផង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៧</text:p>
          </table:table-cell>
          <table:table-cell table:style-name="តារាង1.A2" office:value-type="string">
            <text:p text:style-name="P5">ដំអ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 ឬ កិ. វិ.</text:p>
          </table:table-cell>
          <table:table-cell table:style-name="តារាង1.D2" office:value-type="string">
            <text:p text:style-name="P7">អែអង់, រេរង់, ចំអៀក, ក្រ​ស្ដី, ក្រ​និយាយ, ក្រ​ទៅ, ក្រ​មក, ក្រ​ក្រោក, ក្រ​អង្គុយ ។ល។ : ចុះ​វា​ដំអក់​នៅ​ដល់​ណា​ទៀត ?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៨</text:p>
          </table:table-cell>
          <table:table-cell table:style-name="តារាង1.A2" office:value-type="string">
            <text:p text:style-name="P5">ដ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កប់​ពូជ, កូន, ដើម, ទង ដំណាំ​ក្នុង​ធរណី​ដើម្បី​នឹង​ឲ្យ​ដុះ​លូត​លាស់ មាន​ផល​ប្រយោជន៍​ត​ទៅ : ដាំ​ពោត, ដាំ​ដំឡូង, ដាំ​ចេក, ដាំ​ម្លូ ។ ចម្អិន​បាយ, ចម្អិន​ទឹក : ដាំ​បាយ, ដាំ​ទឹក ។ កប់​បញ្ឈរ : ដាំ​សសរ, ដាំ​បង្គោល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៦៩</text:p>
          </table:table-cell>
          <table:table-cell table:style-name="តារាង1.A2" office:value-type="string">
            <text:p text:style-name="P5">ដាំដូ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7">បំបះ​គូទ​ឡើង​លើ បង្អោន​ក្បាល​ចុះ​ក្រោម ។ កិ. វិ. ដួល​ដាំ​ដូង ឬ ដួល​ដាំ​ទីង ដួល​បះ​គូទ​ឡើង​លើ (ម. ព. ចាក់​ទីង <text:s/>ផង) ។</text:p>
          </table:table-cell>
          <table:table-cell table:style-name="តារាង1.D2" office:value-type="string">
            <text:p text:style-name="P6">ដាំទី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៧០</text:p>
          </table:table-cell>
          <table:table-cell table:style-name="តារាង1.A2" office:value-type="string">
            <text:p text:style-name="P5">ដាំដ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គុ.</text:p>
          </table:table-cell>
          <table:table-cell table:style-name="តារាង1.D2" office:value-type="string">
            <text:p text:style-name="P7">(ដាំ “ខ្មៅ” + <text:span text:style-name="T3">េដេង</text:span> អ. ថ. ដែង “ក្រហម”) ព័ណ៌, សម្បុរ​ខ្មៅ​លាយ​ក្រហម : សម្បុរ​ដាំដែ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៧១</text:p>
          </table:table-cell>
          <table:table-cell table:style-name="តារាង1.A2" office:value-type="string">
            <text:p text:style-name="P5">ដាំទី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7">(ម. ព. ដាំ​ដូង, ចាក់​ទីង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៧២</text:p>
          </table:table-cell>
          <table:table-cell table:style-name="តារាង1.A2" office:value-type="string">
            <text:p text:style-name="P5">ដ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7">គុយ្ហប្បទេស​របស់​មនុស្ស​ប្រុស​ឬ​សត្វ​ឈ្មោល (ព. បុ.) : រទេះ​បាក់​មិន​គិត ទៅ​គិត​ឯ​គោ​លូច​ដាំង <text:s/>មាន​ន័យ​ថា : ការ​ធំ​មិន​គិត​ ទៅ​គិត​ឯ​ការ​តូច​តាច : (លូច​ដាំង​បុរាណ​មិន​រាប់​ថា​ជា​ពាក្យ​ពុំ​គួរ​ទេ, ឯ​ក្នុង​សម័យ​យើង​សព្វ​ថ្ងៃ​នេះ គួរ​ថា គោ​បញ្ចេញ​ដាំង សម​គួរ​មិន​ជាក់​ស្ដែង​ពេក)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៤០៧៣</text:p>
          </table:table-cell>
          <table:table-cell table:style-name="តារាង1.A2" office:value-type="string">
            <text:p text:style-name="P5">ដ្ប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ិ.</text:p>
          </table:table-cell>
          <table:table-cell table:style-name="តារាង1.D2" office:value-type="string">
            <text:p text:style-name="P7">(បុរាណ​ប្រើ​ជា បទ <text:s/>(បត់), ត្បទ <text:s/>(ត្បត់​ប្រហែល​ជា​ឃ្លាត​ក្លាយ​មក​ពី បា. តប្បទ <text:s/>គឺ ត <text:s/>“នោះ” បទ <text:s/>“ផ្លូវ, គន្លង; <text:s/>ហេតុ, ហេតុ​ការណ៍; ដំណើរ” ទេ​ដឹង ? ព្រោះ, ព្រោះ​ហេតុ, ដោយ​ហេតុ : ស្អែក ខ្ញុំ​នឹង​ទៅ​ប្រតិដ្ឋ ពុំ​កើត​ទេ ដ្បិត​ខ្ញុំ​ពុំ​សូវ​ជា ។ ពាក្យ​កាព្យ​បុរាណ​ថា ទាហាន​ថ្កើង​ដ្បិត​សឹក ធ្វើ​ស្រែ​ដ្បិត​ទឹក ត្រឹក​ពល​ដ្បិត​បាយ សិស្ស​ប្រាជ្ញ​ដ្បិត​គ្រូ ជេរ​ពោល​ដំ​វាយ ពល​ជា​ដ្បិត​នាយ ហ្វឹកហ្វឺន​ខះខំ...។ <text:s/>(សាស្ត្រា​ច្បាប់ រាជនេតិ <text:s/>ជា​ព្រះ​និពន្ធ​នៃ​ព្រះ​រាជ​សម្ភារ)។ ម. ព. ត្រឹក <text:s/>និង <text:s/>បទ ២ និ. <text:s/>ផង។ ដ្បិត​ថា...និ. ព្រោះ​ថា..។ ដ្បិត​តែ <text:s/>និ. ព្រោះ​តែ។ ដ្បិត​អ្វី ?...ព្រោះ​អ្វី ?...។ល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ង : ដំណង​ទឹក​មួយ​ក្អម; ដំណង​ត្រី​នាំ​ឲ្យ​ទឹក​ល្អក់​ខូច​អស់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ល់, ដំណើរ​មក​ដល់ : រង់​ចាំ​ដំណល់​លោក​អភិបាល​ខែត្រ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ាល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ាល់​គ្នា : មើល​ដំណាល់​រវាង នាយ-ក និង​នាយ-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ាស់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ាស់ : វា​កំពុង​ដេក​លក់​ស៊ប់​ណាស់ ទាល់​តែ​មាន​ដំណាស់​ ទើប​វា​ភ្ញាក់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ិ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ិត : ទឹក​សរសេរ​នេះ​មាន​ដំណិត​មិន​សូវ​ច្បាស់​សោះ ។ ស្នាម ដែល​ដិត​ជាប់ : កោស​លុប​ដំណិត​នេះ​ចេញ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ុ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ុត : ប្រើ​ដំណុត​ធ្យូង​ស្រួល​គ្រាន់​បើ​ជាង​ដំណុត​ឧស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ូ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ូរ : ដំណូរ​សេះ​នឹង​គ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>ដំណូរ​សេះ​នឹង​គោ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ួស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ួស : បាយ​នៅ​ពេញ​ឆ្នាំង​ដដែល ពុំទាន់​មាន​ដំណួស ១ វែក​ សោះ​ទេ ។ 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ៀង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ៀង : វា​ចេះ​តែ​មាន​ដំណៀង​កន្ទុយ​ភ្នែក​នាយអាយ​ជានិច្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េរ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េរ, ការ​ធ្វើ​ឲ្យ​កើត​បាន​ជា​ថ្នេរ, វិជ្ជាជីវ: ឬ​សិល្បៈ​ខាង​ការ​កាត់​ ដេរ : គេ​មាន​សញ្ញាប័ត្រ​ខាង​ដំណេរ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ោត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ោត : ដំណោត​ចេក​អាំង ១ ចង្កាក់, ដំណោត​ផ្កា​ម្លិះ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>ដំណោត​ផ្កា​ម្លិះ</text:p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ោយ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ោយ​តាម : ក្មេង​ខិល​នេះ វា​ឥត​ទទួល​យក​ដំណោយ​ដំបូន្មាន ចាស់​ទុំ​ទេ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ោល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ោល : ដំណោល​ទូក​បញ្រ្ចាស​ទឹក​នាំ​ឲ្យ​ហត់​ខ្លាំង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1">ដំណៅ</text:p>
          </table:table-cell>
          <table:table-cell table:style-name="តារាង1.A2" office:value-type="string">
            <text:p text:style-name="P10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10">ព. ថ.</text:p>
          </table:table-cell>
          <table:table-cell table:style-name="តារាង1.D2" office:value-type="string">
            <text:p text:style-name="P10">ន.</text:p>
          </table:table-cell>
          <table:table-cell table:style-name="តារាង1.D2" office:value-type="string">
            <text:p text:style-name="P10">ការ​ដៅ, ការ​ចុច​ឲ្យ​មាន​គ្រឿង​សម្គាល់; ស្នាម​ដែល​ដៅ : ធ្វើ​ដំណៅ ដោយ​ដី-ស, ពិនិត្យ​មើល​តាម​ដំណៅ ។</text:p>
          </table:table-cell>
          <table:table-cell table:style-name="តារាង1.D2" office:value-type="string">
            <text:p text:style-name="P10"/>
          </table:table-cell>
          <table:table-cell table:style-name="តារាង1.I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5T10:00:39</dc:date>
    <meta:print-date>2005-12-01T09:25:03</meta:print-date>
    <dc:language>en-US</dc:language>
    <meta:editing-cycles>153</meta:editing-cycles>
    <meta:editing-duration>P3DT3H58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0" meta:paragraph-count="1192" meta:word-count="3455" meta:character-count="42186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